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start"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Standard">
      <style:text-properties fo:color="#000000" style:font-name="Arial" fo:font-size="10pt" style:font-name-asian="Courier New1" style:font-size-asian="10pt" style:font-name-complex="Courier New1" style:font-size-complex="10pt"/>
    </style:style>
    <style:style style:name="P6" style:family="paragraph" style:parent-style-name="Standard">
      <style:text-properties fo:color="#000000" style:font-name="Arial" fo:font-size="10pt" fo:font-weight="bold" style:font-name-asian="Courier New1" style:font-size-asian="10pt" style:font-weight-asian="bold" style:font-name-complex="Courier New1" style:font-size-complex="10pt" style:font-weight-complex="bold"/>
    </style:style>
    <style:style style:name="P7" style:family="paragraph" style:parent-style-name="Standard">
      <style:text-properties style:text-underline-style="solid" style:text-underline-type="double" style:text-underline-width="auto" style:text-underline-color="font-color"/>
    </style:style>
    <style:style style:name="P8" style:family="paragraph" style:parent-style-name="Code_20_block">
      <style:text-properties fo:color="#008000"/>
    </style:style>
    <style:style style:name="P9" style:family="paragraph" style:parent-style-name="Code_20_block">
      <style:text-properties style:font-name="Courier New1" fo:font-size="10pt" style:font-size-asian="10pt" style:font-size-complex="10pt"/>
    </style:style>
    <style:style style:name="P10" style:family="paragraph" style:parent-style-name="Code_20_block">
      <style:paragraph-properties fo:text-align="justify" style:justify-single-word="false"/>
    </style:style>
    <style:style style:name="P11" style:family="paragraph" style:parent-style-name="Code_20_block">
      <style:text-properties fo:font-weight="normal" style:font-weight-asian="normal" style:font-weight-complex="normal"/>
    </style:style>
    <style:style style:name="P12" style:family="paragraph" style:parent-style-name="Standard">
      <style:paragraph-properties fo:break-before="page"/>
    </style:style>
    <style:style style:name="P13" style:family="paragraph" style:parent-style-name="Standard">
      <style:paragraph-properties fo:text-align="justify" style:justify-single-word="false" fo:break-before="page"/>
    </style:style>
    <style:style style:name="P14" style:family="paragraph" style:parent-style-name="Standard">
      <style:paragraph-properties fo:break-before="page"/>
      <style:text-properties fo:font-weight="bold" style:font-weight-asian="bold" style:font-weight-complex="bold"/>
    </style:style>
    <style:style style:name="P15" style:family="paragraph" style:parent-style-name="Code_20_block">
      <style:paragraph-properties fo:break-before="page"/>
    </style:style>
    <style:style style:name="P16" style:family="paragraph" style:parent-style-name="Standard" style:list-style-name="List_20_2">
      <style:paragraph-properties fo:text-align="start" style:justify-single-word="false"/>
    </style:style>
    <style:style style:name="P17" style:family="paragraph" style:parent-style-name="Standard">
      <style:paragraph-properties fo:text-align="justify" style:justify-single-word="false"/>
    </style:style>
    <style:style style:name="P18" style:family="paragraph" style:parent-style-name="Standard" style:list-style-name="List_20_2">
      <style:paragraph-properties fo:text-align="justify" style:justify-single-word="false"/>
    </style:style>
    <style:style style:name="P19" style:family="paragraph" style:parent-style-name="Standard" style:list-style-name="List_20_1">
      <style:paragraph-properties fo:text-align="justify" style:justify-single-word="false"/>
    </style:style>
    <style:style style:name="P20" style:family="paragraph" style:parent-style-name="Code_20_block">
      <style:text-properties fo:font-weight="bold" style:font-weight-asian="bold" style:font-weight-complex="bold"/>
    </style:style>
    <style:style style:name="P21" style:family="paragraph" style:parent-style-name="Heading_20_2">
      <style:paragraph-properties fo:break-before="page"/>
    </style:style>
    <style:style style:name="P22" style:family="paragraph" style:parent-style-name="Heading_20_3">
      <style:paragraph-properties fo:break-before="page"/>
    </style:style>
    <style:style style:name="P23" style:family="paragraph" style:parent-style-name="Heading_20_4">
      <style:paragraph-properties fo:break-before="pag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color="#008000"/>
    </style:style>
    <style:style style:name="T5" style:family="text">
      <style:text-properties fo:color="#000000" style:font-name="Courier New1" fo:font-size="9pt" style:font-name-asian="Courier New1" style:font-size-asian="9pt" style:font-name-complex="Courier New1" style:font-size-complex="9pt"/>
    </style:style>
    <style:style style:name="T6" style:family="text">
      <style:text-properties fo:color="#000000" style:font-name="Courier New1" fo:font-size="10pt" fo:font-weight="normal" style:font-name-asian="Courier New1" style:font-size-asian="10pt" style:font-weight-asian="normal" style:font-name-complex="Courier New1" style:font-size-complex="10pt" style:font-weight-complex="normal"/>
    </style:style>
    <style:style style:name="T7" style:family="text">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T8" style:family="text">
      <style:text-properties fo:color="#000000" style:font-name="Courier New1" fo:font-size="10pt" style:font-name-asian="Courier New1" style:font-size-asian="10pt" style:font-name-complex="Courier New1" style:font-size-complex="10pt"/>
    </style:style>
    <style:style style:name="T9" style:family="text">
      <style:text-properties fo:color="#000000" style:font-name-asian="Courier New1" style:font-name-complex="Courier New1"/>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color="#0000c0" style:font-name="Courier New1" fo:font-size="9pt" style:font-name-asian="Courier New1" style:font-size-asian="9pt" style:font-name-complex="Courier New1" style:font-size-complex="9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7719489" text:style-name="Outline">
        <text:list-item>
          <text:h text:style-name="Heading_20_1" text:outline-level="1">Management and monitoring</text:h>
        </text:list-item>
      </text:list>
      <text:p text:style-name="P1">Management and monitoring are important parts of a grid platform. With these features it is possible to observe the health and status of the grid components, and directly or remotely transform their behavior.</text:p>
      <text:p text:style-name="Standard"/>
      <text:p text:style-name="P1">JPPF provides a comprehensive set of monitoring and management functionalities, based on the <text:a xlink:type="simple" xlink:href="http://java.sun.com/javase/6/docs/technotes/guides/jmx/overview/JMXoverviewTOC.html">Java Management Extensions (JMX)</text:a> standard. In addition to this, a set of APIs enables a simplified access to the management functions, whether locally or remotely.</text:p>
      <text:p text:style-name="P1"/>
      <text:p text:style-name="P1">Management and monitoring functions are available for JPPF servers and nodes and provided as MBeans. We will see these MBeans in detail and then look at the APIs to access them.</text:p>
      <text:p text:style-name="P1"/>
      <text:p text:style-name="P1">All JPPF MBeans are standard MBeans registered with the <text:a xlink:type="simple" xlink:href="http://java.sun.com/j2se/1.5.0/docs/api/java/lang/management/ManagementFactory.html#getPlatformMBeanServer()">platform MBean server</text:a>. This means, among other things, that the can be accessed through external JMX-based applications or APIs, such as <text:a xlink:type="simple" xlink:href="https://visualvm.dev.java.net/">VisualVM</text:a>.</text:p>
      <text:list xml:id="list28284562" text:continue-numbering="true" text:style-name="Outline">
        <text:list-item>
          <text:list>
            <text:list-item>
              <text:h text:style-name="Heading_20_2" text:outline-level="2">Node management</text:h>
            </text:list-item>
          </text:list>
        </text:list-item>
      </text:list>
      <text:p text:style-name="Standard">Out of the box in JPPF 2.0, each node provides 2 MBeans that can be accessed remotely using an RMI remote connector with <text:s/>the JMX URL “<text:span text:style-name="Code_20_char"><text:span text:style-name="T3">service:jmx:rmi:///jndi/rmi://</text:span></text:span><text:span text:style-name="Code_20_char"><text:span text:style-name="T2">host</text:span></text:span><text:span text:style-name="Code_20_char"><text:span text:style-name="T3">:</text:span></text:span><text:span text:style-name="Code_20_char"><text:span text:style-name="T2">port</text:span></text:span><text:span text:style-name="Code_20_char"><text:span text:style-name="T3">/jppf/node</text:span></text:span>”, where <text:span text:style-name="T1">host</text:span> is the host name or IP address of the machine where the node is running (value of “<text:span text:style-name="Code_20_char">jppf.management.host</text:span>” in the node configuration file), and <text:span text:style-name="T1">port</text:span> is the value of the property “<text:span text:style-name="Code_20_char">jppf.management.port</text:span>” specified in the node's configuration file.</text:p>
      <text:list xml:id="list28270650" text:continue-numbering="true" text:style-name="Outline">
        <text:list-item>
          <text:list>
            <text:list-item>
              <text:list>
                <text:list-item>
                  <text:h text:style-name="Heading_20_3" text:outline-level="3">Node-level management and monitoring MBean</text:h>
                </text:list-item>
              </text:list>
            </text:list-item>
          </text:list>
        </text:list-item>
      </text:list>
      <text:p text:style-name="P2">MBean name: “<text:span text:style-name="T3">org.jppf:name=admin,type=node</text:span>”</text:p>
      <text:p text:style-name="P2">This is also the value of the constant <text:a xlink:type="simple" xlink:href="http://www.jppf.org/api-2.0/org/jppf/management/JPPFAdminMBean.html#NODE_MBEAN_NAME"><text:span text:style-name="Code_20_char">JPPFAdminMBean.NODE_ADMIN_NAME</text:span></text:a>.</text:p>
      <text:p text:style-name="P2"/>
      <text:p text:style-name="P2">This MBean's role is to perform management and monitoring at the node level, however we will see that it also has (for historical reasons) some task-level management functions. It exposes the <text:a xlink:type="simple" xlink:href="http://www.jppf.org/api-2.0/index.html?org/jppf/management/JPPFNodeAdminMBean.html"><text:span text:style-name="Code_20_char">JPPFNodeAdminMBean</text:span></text:a> interface, which provides the functionalities described hereafter.</text:p>
      <text:list xml:id="list28264046" text:continue-numbering="true" text:style-name="Outline">
        <text:list-item>
          <text:list>
            <text:list-item>
              <text:list>
                <text:list-item>
                  <text:list>
                    <text:list-item>
                      <text:h text:style-name="Heading_20_4" text:outline-level="4">Getting a snapshot of the node's state</text:h>
                    </text:list-item>
                  </text:list>
                </text:list-item>
              </text:list>
            </text:list-item>
          </text:list>
        </text:list-item>
      </text:list>
      <text:p text:style-name="P2">This is done by invoking the following method on the MBean:</text:p>
      <text:p text:style-name="P2"/>
      <text:p text:style-name="Code_20_block"><text:s text:c="2"/><text:span text:style-name="T4">/**</text:span></text:p>
      <text:p text:style-name="P8"><text:s text:c="3"/>* Get the latest state information from the node.</text:p>
      <text:p text:style-name="P8"><text:s text:c="3"/>* @return a &lt;code&gt;JPPFNodeState&lt;/code&gt; object.</text:p>
      <text:p text:style-name="P8"><text:s text:c="3"/>* @throws Exception if any error occurs.</text:p>
      <text:p text:style-name="P8"><text:s text:c="3"/>*/</text:p>
      <text:p text:style-name="Code_20_block"><text:s text:c="2"/>public JPPFNodeState state() throws Exception;</text:p>
      <text:p text:style-name="P2"/>
      <text:p text:style-name="P2">This method returns a <text:a xlink:type="simple" xlink:href="http://www.jppf.org/api-2.0/index.html?org/jppf/management/JPPFNodeState.html"><text:span text:style-name="Code_20_char">JPPFNodeState</text:span></text:a> object, which provides the following information on the node:</text:p>
      <text:p text:style-name="P2"/>
      <text:p text:style-name="Code_20_block"><text:s text:c="2"/><text:span text:style-name="T4">// the status of the connection with the server</text:span></text:p>
      <text:p text:style-name="Code_20_block"><text:s text:c="2"/>public String getConnectionStatus()</text:p>
      <text:p text:style-name="Code_20_block"><text:s text:c="2"/></text:p>
      <text:p text:style-name="Code_20_block"><text:s text:c="2"/><text:span text:style-name="T4">// the current task execution status</text:span></text:p>
      <text:p text:style-name="Code_20_block"><text:s text:c="2"/>public String getExecutionStatus()</text:p>
      <text:p text:style-name="Code_20_block"><text:s text:c="2"/></text:p>
      <text:p text:style-name="Code_20_block"><text:s text:c="2"/><text:span text:style-name="T4">// the cpu time consumed by the node's execution threads</text:span></text:p>
      <text:p text:style-name="Code_20_block"><text:s text:c="2"/><text:span text:style-name="T4">// this includes the tasks cpu time and some JPPF processing overhead</text:span></text:p>
      <text:p text:style-name="Code_20_block"><text:s text:c="2"/>public long getCpuTime()</text:p>
      <text:p text:style-name="Code_20_block"><text:s text:c="2"/></text:p>
      <text:p text:style-name="Code_20_block"><text:s text:c="2"/><text:span text:style-name="T4">// the total number of tasks executed</text:span></text:p>
      <text:p text:style-name="Code_20_block"><text:s text:c="2"/>public int getNbTasksExecuted()</text:p>
      <text:p text:style-name="Code_20_block"><text:s text:c="2"/></text:p>
      <text:p text:style-name="Code_20_block"><text:s text:c="2"/><text:span text:style-name="T4">// the current size of the pool of threads used for tasks execution</text:span></text:p>
      <text:p text:style-name="Code_20_block"><text:s text:c="2"/>public int getThreadPoolSize()</text:p>
      <text:p text:style-name="Code_20_block"><text:s text:c="2"/></text:p>
      <text:p text:style-name="Code_20_block"><text:s text:c="2"/><text:span text:style-name="T4">// the current priority assigned to the execution threads</text:span></text:p>
      <text:p text:style-name="Code_20_block"><text:s text:c="2"/>public int getThreadPriority()</text:p>
      <text:p text:style-name="Code_20_block"><text:s text:c="2"/></text:p>
      <text:p text:style-name="Code_20_block"><text:s text:c="2"/><text:span text:style-name="T4">// the set of ids for all currently executing tasks that have an id</text:span></text:p>
      <text:p text:style-name="Code_20_block"><text:s text:c="2"/>public Set&lt;String&gt; getAllTaskIds()</text:p>
      <text:p text:style-name="Standard"/>
      <text:list xml:id="list28254591" text:continue-numbering="true" text:style-name="Outline">
        <text:list-item>
          <text:list>
            <text:list-item>
              <text:list>
                <text:list-item>
                  <text:list>
                    <text:list-item>
                      <text:h text:style-name="P23" text:outline-level="4">Updating the execution thread pool properties</text:h>
                    </text:list-item>
                  </text:list>
                </text:list-item>
              </text:list>
            </text:list-item>
          </text:list>
        </text:list-item>
      </text:list>
      <text:p text:style-name="Code_20_block"><text:s text:c="2"/><text:span text:style-name="T4">/**</text:span></text:p>
      <text:p text:style-name="P8"><text:s text:c="3"/>* Set the size of the node's execution thread pool.</text:p>
      <text:p text:style-name="P8"><text:s text:c="3"/>* @param size the new size of the thread pool; if 0 or less, this method does nothing.</text:p>
      <text:p text:style-name="P8"><text:s text:c="3"/>* @throws Exception if any error occurs.</text:p>
      <text:p text:style-name="P8"><text:s text:c="3"/>*/</text:p>
      <text:p text:style-name="Code_20_block"><text:s text:c="2"/>public void updateThreadPoolSize(Integer size) throws Exception;</text:p>
      <text:p text:style-name="Code_20_block"><text:s text:c="2"/></text:p>
      <text:p text:style-name="Code_20_block"><text:s text:c="2"/><text:span text:style-name="T4">/**</text:span></text:p>
      <text:p text:style-name="P8"><text:s text:c="3"/>* Update the priority of all execution threads.</text:p>
      <text:p text:style-name="P8"><text:s text:c="3"/>* @param newPriority the new priority to set.</text:p>
      <text:p text:style-name="P8"><text:s text:c="3"/>* @throws Exception if any error occurs.</text:p>
      <text:p text:style-name="P8"><text:s text:c="3"/>*/</text:p>
      <text:p text:style-name="Code_20_block"><text:s text:c="2"/>public void updateThreadsPriority(Integer newPriority) throws Exception;</text:p>
      <text:list xml:id="list28254655" text:continue-numbering="true" text:style-name="Outline">
        <text:list-item>
          <text:list>
            <text:list-item>
              <text:list>
                <text:list-item>
                  <text:list>
                    <text:list-item>
                      <text:h text:style-name="Heading_20_4" text:outline-level="4">Shutting down and restarting the node</text:h>
                    </text:list-item>
                  </text:list>
                </text:list-item>
              </text:list>
            </text:list-item>
          </text:list>
        </text:list-item>
      </text:list>
      <text:p text:style-name="Code_20_block"><text:s text:c="2"/><text:span text:style-name="T4">/**</text:span></text:p>
      <text:p text:style-name="P8"><text:s text:c="3"/>* Restart the node.</text:p>
      <text:p text:style-name="P8"><text:s text:c="3"/>* @throws Exception if any error occurs.</text:p>
      <text:p text:style-name="P8"><text:s text:c="3"/>*/</text:p>
      <text:p text:style-name="Code_20_block"><text:s text:c="2"/>public void restart() throws Exception;</text:p>
      <text:p text:style-name="Code_20_block"><text:s text:c="2"/></text:p>
      <text:p text:style-name="Code_20_block"><text:s text:c="2"/><text:span text:style-name="T4">/**</text:span></text:p>
      <text:p text:style-name="P8"><text:s text:c="3"/>* Shutdown the node.</text:p>
      <text:p text:style-name="P8"><text:s text:c="3"/>* @throws Exception if any error occurs.</text:p>
      <text:p text:style-name="P8"><text:s text:c="3"/>*/</text:p>
      <text:p text:style-name="Code_20_block"><text:s text:c="2"/>public void shutdown() throws Exception;</text:p>
      <text:p text:style-name="Standard"/>
      <text:p text:style-name="P1">These two methods should be used with precautions. Please note that, once <text:span text:style-name="Code_20_char">shutdown()</text:span> has been invoked, it is not possible anymore to restart the node remotely.</text:p>
      <text:p text:style-name="Standard"/>
      <text:p text:style-name="P1">When any of these methods is invoked, the tasks that were being executed, if any, are automatically resubmitted to the server queue.</text:p>
      <text:list xml:id="list28278121" text:continue-numbering="true" text:style-name="Outline">
        <text:list-item>
          <text:list>
            <text:list-item>
              <text:list>
                <text:list-item>
                  <text:list>
                    <text:list-item>
                      <text:h text:style-name="Heading_20_4" text:outline-level="4">Updating the executed tasks counter</text:h>
                    </text:list-item>
                  </text:list>
                </text:list-item>
              </text:list>
            </text:list-item>
          </text:list>
        </text:list-item>
      </text:list>
      <text:p text:style-name="Code_20_block"><text:s text:c="2"/><text:span text:style-name="T4">/**</text:span></text:p>
      <text:p text:style-name="P8"><text:s text:c="3"/>* Reset the node's executed tasks counter to zero.</text:p>
      <text:p text:style-name="P8"><text:s text:c="3"/>* @throws Exception if any error occurs.</text:p>
      <text:p text:style-name="P8"><text:s text:c="3"/>*/</text:p>
      <text:p text:style-name="Code_20_block"><text:s text:c="2"/>public void resetTaskCounter() throws Exception;</text:p>
      <text:p text:style-name="Code_20_block"><text:s text:c="2"/></text:p>
      <text:p text:style-name="Code_20_block"><text:s text:c="2"/><text:span text:style-name="T4">/**</text:span></text:p>
      <text:p text:style-name="P8"><text:s text:c="3"/>* Reset the node's executed tasks counter to the specified value.</text:p>
      <text:p text:style-name="P8"><text:s text:c="3"/>* @param n the new value of the task counter.</text:p>
      <text:p text:style-name="P8"><text:s text:c="3"/>* @throws Exception if any error occurs.</text:p>
      <text:p text:style-name="P8"><text:s text:c="3"/>*/</text:p>
      <text:p text:style-name="Code_20_block"><text:s text:c="2"/>public void setTaskCounter(Integer n) throws Exception;</text:p>
      <text:p text:style-name="P1"/>
      <text:p text:style-name="P1">Please note that <text:span text:style-name="Code_20_char">resetTaskCounter()</text:span> is equivalent to <text:span text:style-name="Code_20_char">setTaskCounter(0)</text:span>.</text:p>
      <text:list xml:id="list28271387" text:continue-numbering="true" text:style-name="Outline">
        <text:list-item>
          <text:list>
            <text:list-item>
              <text:list>
                <text:list-item>
                  <text:list>
                    <text:list-item>
                      <text:h text:style-name="Heading_20_4" text:outline-level="4">Getting information about the node's host</text:h>
                    </text:list-item>
                  </text:list>
                </text:list-item>
              </text:list>
            </text:list-item>
          </text:list>
        </text:list-item>
      </text:list>
      <text:p text:style-name="Code_20_block"><text:s/><text:span text:style-name="T4"><text:s/>/**</text:span></text:p>
      <text:p text:style-name="P8"><text:s text:c="3"/>* Get detailed information about the node's JVM properties, environment variables</text:p>
      <text:p text:style-name="P8"><text:s text:c="3"/>* and runtime information such as memory usage, available processors and</text:p>
      <text:p text:style-name="P8"><text:s text:c="3"/>* information about available storage space.</text:p>
      <text:p text:style-name="P8"><text:s text:c="3"/>* @return a &lt;code&gt;JPPFSystemInformation&lt;/code&gt; instance.</text:p>
      <text:p text:style-name="P8"><text:s text:c="3"/>* @throws Exception if any error occurs.</text:p>
      <text:p text:style-name="P8"><text:s text:c="3"/>*/</text:p>
      <text:p text:style-name="Code_20_block"><text:s text:c="2"/>JPPFSystemInformation systemInformation() throws Exception;</text:p>
      <text:p text:style-name="P1"/>
      <text:p text:style-name="P1">This method returns an object of type <text:a xlink:type="simple" xlink:href="http://www.jppf.org/api-2.0/index.html?org/jppf/management/JPPFSystemInformation.html"><text:span text:style-name="Code_20_char">JPPFSystemInformation</text:span></text:a>, which is a snapshot of the environment of the JPPF node, the JVM and the host they run on. The properties defined in this object are also those used by execution policies, as we have seen in section 3.4.1 of this manual.</text:p>
      <text:p text:style-name="P1"/>
      <text:p text:style-name="P13"><text:span text:style-name="Code_20_char">JPPFSystemInformation</text:span> provides information about 6 different aspects of the environment:</text:p>
      <text:p text:style-name="P1"/>
      <text:p text:style-name="Code_20_block"><text:s text:c="2"/><text:span text:style-name="T4">// get the system properties</text:span></text:p>
      <text:p text:style-name="Code_20_block"><text:s text:c="2"/>public TypedProperties <text:a xlink:type="simple" xlink:href="http://www.jppf.org/api-2.0/org/jppf/management/JPPFSystemInformation.html#getSystem()">getSystem()</text:a></text:p>
      <text:p text:style-name="Code_20_block"><text:s text:c="2"/><text:span text:style-name="T4">// get runtime information about JVM memory and available processors</text:span></text:p>
      <text:p text:style-name="Code_20_block"><text:s text:c="2"/>public TypedProperties <text:a xlink:type="simple" xlink:href="http://www.jppf.org/api-2.0/org/jppf/management/JPPFSystemInformation.html#getRuntime()">getRuntime()</text:a></text:p>
      <text:p text:style-name="Code_20_block"><text:s text:c="2"/><text:span text:style-name="T4">// get the host environment variables</text:span></text:p>
      <text:p text:style-name="Code_20_block"><text:s text:c="2"/>public TypedProperties <text:a xlink:type="simple" xlink:href="http://www.jppf.org/api-2.0/org/jppf/management/JPPFSystemInformation.html#getEnv()">getEnv()</text:a></text:p>
      <text:p text:style-name="Code_20_block"><text:s text:c="2"/><text:span text:style-name="T4">// get IPV4 and IPV6 addresses assigned to the host</text:span></text:p>
      <text:p text:style-name="Code_20_block"><text:s text:c="2"/>public TypedProperties <text:a xlink:type="simple" xlink:href="http://www.jppf.org/api-2.0/org/jppf/management/JPPFSystemInformation.html#getNetwork()">getNetwork()</text:a></text:p>
      <text:p text:style-name="Code_20_block"><text:s text:c="2"/><text:span text:style-name="T4">// get the JPPF configuration properties</text:span></text:p>
      <text:p text:style-name="Code_20_block"><text:s text:c="2"/>public TypedProperties <text:a xlink:type="simple" xlink:href="http://www.jppf.org/api-2.0/org/jppf/management/JPPFSystemInformation.html#getJppf()">getJppf()</text:a></text:p>
      <text:p text:style-name="Code_20_block"><text:s text:c="2"/><text:span text:style-name="T4">// get information on available disk storage</text:span></text:p>
      <text:p text:style-name="Code_20_block"><text:s text:c="2"/>public TypedProperties <text:a xlink:type="simple" xlink:href="http://www.jppf.org/api-2.0/org/jppf/management/JPPFSystemInformation.html#getStorage()">getStorage()</text:a></text:p>
      <text:p text:style-name="P1"/>
      <text:p text:style-name="P1">We encourage the reader to follow the links to the above methods' Javadoc, to obtain details on each set of information, and how the information is formatted and named.</text:p>
      <text:p text:style-name="P1"/>
      <text:p text:style-name="P1">Each of the methods in <text:span text:style-name="Code_20_char">JPPFSystemInformation</text:span> returns a <text:a xlink:type="simple" xlink:href="http://www.jppf.org/api-2.0/index.html?org/jppf/utils/TypedProperties.html"><text:span text:style-name="Code_20_char">TypedProperties</text:span></text:a> object. <text:span text:style-name="Code_20_char">TypedProperties</text:span> is a subclass of the standard <text:a xlink:type="simple" xlink:href="http://java.sun.com/j2se/1.5.0/docs/api/index.html?java/util/Properties.html">java.util.Properties</text:a> that provides convenience methods to read property values as primitive types other than String.</text:p>
      <text:list xml:id="list28270119" text:continue-numbering="true" text:style-name="Outline">
        <text:list-item>
          <text:list>
            <text:list-item>
              <text:list>
                <text:list-item>
                  <text:list>
                    <text:list-item>
                      <text:h text:style-name="Heading_20_4" text:outline-level="4">Canceling a job</text:h>
                    </text:list-item>
                  </text:list>
                </text:list-item>
              </text:list>
            </text:list-item>
          </text:list>
        </text:list-item>
      </text:list>
      <text:p text:style-name="Code_20_block"><text:s text:c="2"/><text:span text:style-name="T4">/**</text:span></text:p>
      <text:p text:style-name="P8"><text:s text:c="3"/>* Cancel the job with the specified id.</text:p>
      <text:p text:style-name="P8"><text:s text:c="3"/>* @param jobId the id of the job to cancel.</text:p>
      <text:p text:style-name="P8"><text:s text:c="3"/>* @param requeue true if the job should be requeued on the server side,</text:p>
      <text:p text:style-name="P8"><text:s text:c="3"/>* false otherwise.</text:p>
      <text:p text:style-name="P8"><text:s text:c="3"/>* @throws Exception if any error occurs.</text:p>
      <text:p text:style-name="P8"><text:s text:c="3"/>*/</text:p>
      <text:p text:style-name="Code_20_block"><text:s text:c="2"/>public void cancelJob(String jobId, Boolean requeue) throws Exception;</text:p>
      <text:p text:style-name="P1"/>
      <text:p text:style-name="P1">This MBean method is used to cancel a job currently running in the node. The job is identified by its jobId. The requeue parameter is used to notify the server that the canceled job should be requeued on the server and executed again, possibly on an other node. If requeue is false, the job is simply terminated and any remaining task will not be executed.</text:p>
      <text:p text:style-name="P1"/>
      <text:p text:style-name="P1">This method should normally only be used by the JPPF server, in the case where a user requested that the server terminates a job. In effect, a job can contain several tasks, with each task potentially executed concurrently on a separate node. When the server receives a job termination request, it will handle the termination of “sub-jobs” (i.e. subsets of the tasks in the job) by notifying each corresponding node.</text:p>
      <text:list xml:id="list28272149" text:continue-numbering="true" text:style-name="Outline">
        <text:list-item>
          <text:list>
            <text:list-item>
              <text:list>
                <text:list-item>
                  <text:list>
                    <text:list-item>
                      <text:h text:style-name="Heading_20_4" text:outline-level="4">Canceling and restarting individual tasks</text:h>
                    </text:list-item>
                  </text:list>
                </text:list-item>
              </text:list>
            </text:list-item>
          </text:list>
        </text:list-item>
      </text:list>
      <text:p text:style-name="P8"><text:s text:c="2"/>/**</text:p>
      <text:p text:style-name="P8"><text:s text:c="3"/>* Cancel the execution of the tasks with the specified id.</text:p>
      <text:p text:style-name="P8"><text:s text:c="3"/>* @param id the id of the tasks to cancel.</text:p>
      <text:p text:style-name="P8"><text:s text:c="3"/>* @throws Exception if any error occurs.</text:p>
      <text:p text:style-name="P8"><text:s text:c="3"/>*/</text:p>
      <text:p text:style-name="Code_20_block"><text:s text:c="2"/>public void cancelTask(String id) throws Exception;</text:p>
      <text:p text:style-name="Code_20_block"><text:s/><text:span text:style-name="T4"><text:s/>/**</text:span></text:p>
      <text:p text:style-name="P8"><text:s text:c="3"/>* Restart the execution of the tasks with the specified id.</text:p>
      <text:p text:style-name="P8"><text:s text:c="3"/>* The task(s) will be restarted even if their execution has already completed.</text:p>
      <text:p text:style-name="P8"><text:s text:c="3"/>* @param id the id of the task or tasks to restart.</text:p>
      <text:p text:style-name="P8"><text:s text:c="3"/>* @throws Exception if any error occurs.</text:p>
      <text:p text:style-name="P8"><text:s text:c="3"/>*/</text:p>
      <text:p text:style-name="Code_20_block"><text:s text:c="2"/>public void restartTask(String id) throws Exception;</text:p>
      <text:p text:style-name="P1"/>
      <text:p text:style-name="P1">Each of these methods applies to currently executing tasks only. They also use a task Id to identifiy the affected task. If multiple tasks have the same Id and are currently executing, all of them will be canceled or restarted. Upon invocation of these methods, the corresponding <text:span text:style-name="Code_20_char">onCancel()</text:span> and <text:span text:style-name="Code_20_char">onRestart()</text:span> methods of the tasks will be called.</text:p>
      <text:p text:style-name="P1"/>
      <text:list xml:id="list28256976" text:continue-numbering="true" text:style-name="Outline">
        <text:list-item>
          <text:list>
            <text:list-item>
              <text:list>
                <text:list-item>
                  <text:list>
                    <text:list-item>
                      <text:h text:style-name="P23" text:outline-level="4">Updating the node's configuration properties</text:h>
                    </text:list-item>
                  </text:list>
                </text:list-item>
              </text:list>
            </text:list-item>
          </text:list>
        </text:list-item>
      </text:list>
      <text:p text:style-name="Code_20_block"><text:s text:c="2"/><text:span text:style-name="T4">/**</text:span></text:p>
      <text:p text:style-name="P8"><text:s text:c="3"/>* Update the configuration properties of the node. </text:p>
      <text:p text:style-name="P8"><text:s text:c="3"/>* @param config the set of properties to update.</text:p>
      <text:p text:style-name="P8"><text:s text:c="3"/>* @param reconnect - specifies whether the node should disconnect from,</text:p>
      <text:p text:style-name="P8"><text:s text:c="3"/>* then reconnect to the driver after updating the properties.</text:p>
      <text:p text:style-name="P8"><text:s text:c="3"/>* @throws Exception if any error occurs.</text:p>
      <text:p text:style-name="P8"><text:s text:c="3"/>*/</text:p>
      <text:p text:style-name="Code_20_block"><text:s text:c="2"/>void updateConfiguration(Map&lt;String, String&gt; config, Boolean reconnect)</text:p>
      <text:p text:style-name="Code_20_block"><text:s text:c="7"/>throws Exception;</text:p>
      <text:p text:style-name="P1"/>
      <text:p text:style-name="P1">This method sends a set of configuration properties to the node, that will override those defined in the node's configuration file. The reconnect parameter will allow the node to take the changes into account, especially in the case where the server connection or discovery properties have been changed, for instance to force the node to connect to another server without having to stop it.</text:p>
      <text:list xml:id="list28258301" text:continue-numbering="true" text:style-name="Outline">
        <text:list-item>
          <text:list>
            <text:list-item>
              <text:list>
                <text:list-item>
                  <text:h text:style-name="Heading_20_3" text:outline-level="3">Task-level monitoring</text:h>
                </text:list-item>
              </text:list>
            </text:list-item>
          </text:list>
        </text:list-item>
      </text:list>
      <text:p text:style-name="P1">MBean name : “<text:span text:style-name="T3">org.jppf:name=task.monitor,type=node</text:span>”.</text:p>
      <text:p text:style-name="P1">This is also the value of the constant <text:a xlink:type="simple" xlink:href="http://www.jppf.org/api-2.0/org/jppf/management/JPPFNodeTaskMonitorMBean.html#TASK_MONITOR_MBEAN_NAME"><text:span text:style-name="Code_20_char">JPPFNodeTaskMonitorMBean.TASK_MONITOR_MBEAN_NAME</text:span></text:a></text:p>
      <text:p text:style-name="P1"/>
      <text:p text:style-name="P1">This MBean monitors the task activity within a node. It exposes the interface <text:a xlink:type="simple" xlink:href="http://www.jppf.org/api-2.0/index.html?org/jppf/management/JPPFNodeTaskMonitorMBean.html"><text:span text:style-name="Code_20_char">JPPFNodeTaskMonitorMBean</text:span></text:a> and also emits JMX notifications of type <text:a xlink:type="simple" xlink:href="http://www.jppf.org/api-2.0/index.html?org/jppf/management/TaskExecutionNotification.html"><text:span text:style-name="Code_20_char">TaskExecutionNotification</text:span></text:a>.</text:p>
      <text:list xml:id="list28257160" text:continue-numbering="true" text:style-name="Outline">
        <text:list-item>
          <text:list>
            <text:list-item>
              <text:list>
                <text:list-item>
                  <text:list>
                    <text:list-item>
                      <text:h text:style-name="Heading_20_4" text:outline-level="4">Snapshot of the tasks activity</text:h>
                    </text:list-item>
                  </text:list>
                </text:list-item>
              </text:list>
            </text:list-item>
          </text:list>
        </text:list-item>
      </text:list>
      <text:p text:style-name="P1">The interface <text:a xlink:type="simple" xlink:href="http://www.jppf.org/api-2.0/index.html?org/jppf/management/JPPFNodeTaskMonitorMBean.html"><text:span text:style-name="Code_20_char">JPPFNodeTaskMonitorMBean</text:span></text:a> provides access to aggregated statistics on the tasks executed within a node:</text:p>
      <text:p text:style-name="P1"/>
      <text:p text:style-name="Code_20_block"><text:s text:c="2"/><text:span text:style-name="T4">// The total number of tasks executed by the node</text:span></text:p>
      <text:p text:style-name="Code_20_block"><text:s text:c="2"/>Integer getTotalTasksExecuted();</text:p>
      <text:p text:style-name="Code_20_block"><text:s text:c="2"/></text:p>
      <text:p text:style-name="Code_20_block"><text:s text:c="2"/><text:span text:style-name="T4">// The total number of tasks that ended in error</text:span></text:p>
      <text:p text:style-name="Code_20_block"><text:s text:c="2"/>Integer getTotalTasksInError();</text:p>
      <text:p text:style-name="Code_20_block"><text:s text:c="2"/></text:p>
      <text:p text:style-name="Code_20_block"><text:s text:c="2"/><text:span text:style-name="T4">// The total number of tasks that executed sucessfully</text:span></text:p>
      <text:p text:style-name="Code_20_block"><text:s text:c="2"/>Integer getTotalTasksSucessfull();</text:p>
      <text:p text:style-name="Code_20_block"><text:s text:c="2"/></text:p>
      <text:p text:style-name="Code_20_block"><text:s text:c="2"/><text:span text:style-name="T4">// The total cpu time used by the tasks in milliseconds</text:span></text:p>
      <text:p text:style-name="Code_20_block"><text:s text:c="2"/>Long getTotalTaskCpuTime();</text:p>
      <text:p text:style-name="Code_20_block"><text:s text:c="2"/></text:p>
      <text:p text:style-name="Code_20_block"><text:s text:c="2"/><text:span text:style-name="T4">// The total elapsed time used by the tasks in milliseconds</text:span></text:p>
      <text:p text:style-name="Code_20_block"><text:s text:c="2"/>Long getTotalTaskElapsedTime();</text:p>
      <text:list xml:id="list28264490" text:continue-numbering="true" text:style-name="Outline">
        <text:list-item>
          <text:list>
            <text:list-item>
              <text:list>
                <text:list-item>
                  <text:list>
                    <text:list-item>
                      <text:h text:style-name="Heading_20_4" text:outline-level="4">Notification of tasks execution</text:h>
                    </text:list-item>
                  </text:list>
                </text:list-item>
              </text:list>
            </text:list-item>
          </text:list>
        </text:list-item>
      </text:list>
      <text:p text:style-name="P1">Each time a task completes its execution in a node, the task monitor MBean will emit a JMX notification of type <text:a xlink:type="simple" xlink:href="http://www.jppf.org/api-2.0/index.html?org/jppf/management/TaskExecutionNotification.html"><text:span text:style-name="Code_20_char">TaskExecutionNotification</text:span></text:a> defined as follows:</text:p>
      <text:p text:style-name="P1"/>
      <text:p text:style-name="Code_20_block"><text:s text:c="2"/>public class TaskExecutionNotification extends Notification</text:p>
      <text:p text:style-name="Code_20_block"><text:s text:c="2"/>{</text:p>
      <text:p text:style-name="Code_20_block"><text:s text:c="4"/><text:span text:style-name="T4">// Get the object encapsulating information about the task</text:span></text:p>
      <text:p text:style-name="Code_20_block"><text:s text:c="4"/>public TaskInformation getTaskInformation();</text:p>
      <text:p text:style-name="Code_20_block"><text:s text:c="2"/>}</text:p>
      <text:p text:style-name="P1"/>
      <text:p text:style-name="P13">This notification essentially encapsulates an object of type <text:a xlink:type="simple" xlink:href="http://www.jppf.org/api-2.0/index.html?org/jppf/management/TaskInformation.html"><text:span text:style-name="Code_20_char">TaskInformation</text:span></text:a>, which provides the following information about each executed task:</text:p>
      <text:p text:style-name="P1"/>
      <text:p text:style-name="Code_20_block"><text:s text:c="2"/>public class TaskInformation implements Serializable</text:p>
      <text:p text:style-name="Code_20_block"><text:s text:c="2"/>{</text:p>
      <text:p text:style-name="Code_20_block"><text:s text:c="4"/><text:span text:style-name="T4">// Get the task id</text:span></text:p>
      <text:p text:style-name="Code_20_block"><text:s text:c="4"/>public String getId()</text:p>
      <text:p text:style-name="Code_20_block"><text:s text:c="2"/></text:p>
      <text:p text:style-name="Code_20_block"><text:s text:c="4"/><text:span text:style-name="T4">// Get the id of the job this task belongs to</text:span></text:p>
      <text:p text:style-name="Code_20_block"><text:s text:c="4"/>public String getJobId()</text:p>
      <text:p text:style-name="Code_20_block"><text:s text:c="2"/></text:p>
      <text:p text:style-name="Code_20_block"><text:s text:c="4"/><text:span text:style-name="T4">// Get the cpu time used by the task</text:span></text:p>
      <text:p text:style-name="Code_20_block"><text:s text:c="4"/>public long getCpuTime()</text:p>
      <text:p text:style-name="Code_20_block"><text:s text:c="2"/></text:p>
      <text:p text:style-name="Code_20_block"><text:s text:c="4"/><text:span text:style-name="T4">// Get the wall clock time used by the task</text:span></text:p>
      <text:p text:style-name="Code_20_block"><text:s text:c="4"/>public long getElapsedTime()</text:p>
      <text:p text:style-name="Code_20_block"><text:s text:c="2"/></text:p>
      <text:p text:style-name="Code_20_block"><text:s text:c="4"/><text:span text:style-name="T4">// Determines whether the task had an exception</text:span></text:p>
      <text:p text:style-name="Code_20_block"><text:s text:c="4"/>public boolean hasError()</text:p>
      <text:p text:style-name="Code_20_block"><text:s text:c="2"/></text:p>
      <text:p text:style-name="Code_20_block"><text:s text:c="4"/><text:span text:style-name="T4">// Get the timestamp for the task completion</text:span></text:p>
      <text:p text:style-name="Code_20_block"><text:s text:c="4"/><text:span text:style-name="T4">// Caution: this value is related to the node's system time,</text:span></text:p>
      <text:p text:style-name="Code_20_block"><text:s text:c="4"/><text:span text:style-name="T4">// not to the time of the notification receiver</text:span></text:p>
      <text:p text:style-name="Code_20_block"><text:s text:c="4"/>public long getTimestamp()</text:p>
      <text:p text:style-name="Code_20_block"><text:s text:c="2"/>}</text:p>
      <text:list xml:id="list28275522" text:continue-numbering="true" text:style-name="Outline">
        <text:list-item>
          <text:list>
            <text:list-item>
              <text:list>
                <text:list-item>
                  <text:h text:style-name="Heading_20_3" text:outline-level="3">Accessing and using the node MBeans</text:h>
                </text:list-item>
              </text:list>
            </text:list-item>
          </text:list>
        </text:list-item>
      </text:list>
      <text:p text:style-name="P1">JPPF provides an API that simplifies access to the JMX-based management features of a node, by abstracting most of the complexities of JMX programming. This API is represented by the class <text:a xlink:type="simple" xlink:href="http://www.jppf.org/api-2.0/index.html?org/jppf/management/JMXNodeConnectionWrapper.html"><text:span text:style-name="Code_20_char">JMXNodeConnectionWrapper</text:span></text:a>, which provides a simplified way of connecting to the node's MBean server, along with a set of convenience methods to easily access the MBeans' exposed methods and attributes.</text:p>
      <text:list xml:id="list28254964" text:continue-numbering="true" text:style-name="Outline">
        <text:list-item>
          <text:list>
            <text:list-item>
              <text:list>
                <text:list-item>
                  <text:list>
                    <text:list-item>
                      <text:h text:style-name="Heading_20_4" text:outline-level="4">Connecting to an MBean server</text:h>
                    </text:list-item>
                  </text:list>
                </text:list-item>
              </text:list>
            </text:list-item>
          </text:list>
        </text:list-item>
      </text:list>
      <text:p text:style-name="P1">Connection to to a node MBean server is done in two steps:</text:p>
      <text:p text:style-name="P1"/>
      <text:p text:style-name="P4">a. Create an instance of JMXNodeConnectionWrapper</text:p>
      <text:p text:style-name="P1"/>
      <text:p text:style-name="P1">To connect to a <text:span text:style-name="T3">local</text:span> (same JVM) MBean server, <text:s/>use the no-arg constructor:</text:p>
      <text:p text:style-name="Code_20_block"><text:s text:c="2"/>JMXNodeConnectionWrapper wrapper = new JMXNodeConnectionWrapper();</text:p>
      <text:p text:style-name="P1"/>
      <text:p text:style-name="P1">To connect to a <text:span text:style-name="T3">remote</text:span> MBean server, <text:s/>use the constructor specifiying the management host and port:</text:p>
      <text:p text:style-name="Code_20_block"><text:s text:c="2"/>JMXNodeConnectionWrapper wrapper = new JMXNodeConnectionWrapper(host, port);</text:p>
      <text:p text:style-name="P1"/>
      <text:p text:style-name="P1">Here <text:span text:style-name="Code_20_char">host</text:span> and <text:span text:style-name="Code_20_char">port</text:span> represent the node's configuration properties “jppf.management.host” and “jppf.management.port”</text:p>
      <text:p text:style-name="P1"/>
      <text:p text:style-name="P4">b. Initiate the connection to the MBean server and wait until it is established</text:p>
      <text:p text:style-name="P1"/>
      <text:p text:style-name="P1">There are two ways to do this:</text:p>
      <text:p text:style-name="P1"/>
      <text:p text:style-name="P1"><text:span text:style-name="T10">Synchronously</text:span>:</text:p>
      <text:p text:style-name="P1"/>
      <text:p text:style-name="Code_20_block"><text:s text:c="2"/><text:span text:style-name="T4">// connect and wait for the connection to be established</text:span></text:p>
      <text:p text:style-name="Code_20_block"><text:s text:c="2"/><text:span text:style-name="T4">// choose a reasonable value for the timeout, or 0 for no timeout</text:span></text:p>
      <text:p text:style-name="Code_20_block"><text:s text:c="2"/>wrapper.connectAndWait(timeout);</text:p>
      <text:p text:style-name="P1"/>
      <text:p text:style-name="P1"><text:span text:style-name="T10">Asynchronously</text:span>:</text:p>
      <text:p text:style-name="P1"/>
      <text:p text:style-name="P8"><text:s text:c="2"/>// initiate the connection; this method returns immediately</text:p>
      <text:p text:style-name="Code_20_block"><text:s text:c="2"/>wrapper.connect()</text:p>
      <text:p text:style-name="Code_20_block"><text:s text:c="2"/></text:p>
      <text:p text:style-name="Code_20_block"><text:s text:c="2"/><text:span text:style-name="T4">// ... do something else ...</text:span></text:p>
      <text:p text:style-name="Code_20_block"><text:s text:c="2"/></text:p>
      <text:p text:style-name="Code_20_block"><text:s text:c="2"/><text:span text:style-name="T4">// check if we are connected</text:span></text:p>
      <text:p text:style-name="Code_20_block"><text:s text:c="2"/>if (wrapper.isConnected()) ...;</text:p>
      <text:p text:style-name="Code_20_block"><text:s text:c="2"/>else ...;</text:p>
      <text:p text:style-name="P1"/>
      <text:list xml:id="list28255518" text:continue-numbering="true" text:style-name="Outline">
        <text:list-item>
          <text:list>
            <text:list-item>
              <text:list>
                <text:list-item>
                  <text:list>
                    <text:list-item>
                      <text:h text:style-name="Heading_20_4" text:outline-level="4"><text:soft-page-break/>Direct use of the JMX wrapper</text:h>
                    </text:list-item>
                  </text:list>
                </text:list-item>
              </text:list>
            </text:list-item>
          </text:list>
        </text:list-item>
      </text:list>
      <text:p text:style-name="P1"><text:span text:style-name="Code_20_char">JMXNodeConnectionWrapper</text:span> implements directly the interface <text:span text:style-name="Code_20_char">JPPFNodeAdminMBean</text:span>. This means that all the methods of this interface can be used directly from the JMX wrapper. For example:</text:p>
      <text:p text:style-name="P1"/>
      <text:p text:style-name="Code_20_block"><text:s text:c="2"/>JMXNodeConnectionWrapper wrapper = new JMXNodeConnectionWrapper(host, port);</text:p>
      <text:p text:style-name="Code_20_block"><text:s text:c="2"/>wrapper.connectAndWait(timeout);</text:p>
      <text:p text:style-name="Code_20_block"><text:s text:c="2"/></text:p>
      <text:p text:style-name="Code_20_block"><text:s text:c="2"/><text:span text:style-name="T4">// get the number of tasks executed since the last reset</text:span></text:p>
      <text:p text:style-name="Code_20_block"><text:s text:c="2"/>int nbTasks = wrapper.state().getNbTasksExecuted();</text:p>
      <text:p text:style-name="Code_20_block"><text:s text:c="2"/><text:span text:style-name="T4">// stop the node</text:span></text:p>
      <text:p text:style-name="Code_20_block"><text:s text:c="2"/>wrapper.<text:span text:style-name="T5">shutdown();</text:span></text:p>
      <text:list xml:id="list28261976" text:continue-numbering="true" text:style-name="Outline">
        <text:list-item>
          <text:list>
            <text:list-item>
              <text:list>
                <text:list-item>
                  <text:list>
                    <text:list-item>
                      <text:h text:style-name="Heading_20_4" text:outline-level="4">Use of the JMX wrapper's invoke() method</text:h>
                    </text:list-item>
                  </text:list>
                </text:list-item>
              </text:list>
            </text:list-item>
          </text:list>
        </text:list-item>
      </text:list>
      <text:p text:style-name="P1"><text:a xlink:type="simple" xlink:href="http://www.jppf.org/api-2.0/org/jppf/management/JMXConnectionWrapper.html#invoke(java.lang.String,%20java.lang.String,%20java.lang.Object[],%20java.lang.String[])"><text:span text:style-name="Code_20_char">JMXConnectionWrapper.invoke()</text:span></text:a> is a generic method that allows invoking any exposed method of an MBean.</text:p>
      <text:p text:style-name="P1"/>
      <text:p text:style-name="P1">Here is an example:</text:p>
      <text:p text:style-name="P1"/>
      <text:p text:style-name="Code_20_block"><text:s text:c="2"/>JMXNodeConnectionWrapper wrapper = new JMXNodeConnectionWrapper(host, port);</text:p>
      <text:p text:style-name="Code_20_block"><text:s text:c="2"/>wrapper.connectAndWait(timeout);</text:p>
      <text:p text:style-name="Code_20_block"><text:s text:c="2"/></text:p>
      <text:p text:style-name="Code_20_block"><text:s text:c="2"/><text:span text:style-name="T4">// equivalent to JPPFNodeState state = wrapper.state();</text:span></text:p>
      <text:p text:style-name="Code_20_block"><text:s text:c="2"/>JPPFNodeState state = (JPPFNodeState) <text:span text:style-name="T3">wrapper.invoke(</text:span></text:p>
      <text:p text:style-name="Code_20_block"><text:s text:c="4"/><text:span text:style-name="T3">JPPFAdminMBean.NODE_MBEAN_NAME, "state", (Object[]) null, (String[]) null)</text:span>;</text:p>
      <text:p text:style-name="Code_20_block"><text:s text:c="2"/>int nbTasks = state.getNbTasksExecuted();</text:p>
      <text:p text:style-name="Code_20_block"><text:s text:c="2"/><text:span text:style-name="T4">// get the total CPU time used</text:span></text:p>
      <text:p text:style-name="P9"><text:s text:c="2"/><text:span text:style-name="T9">long cpuTime = (Long) wrapper.invoke(JPPFNodeTaskMonitorMBean.TASK_MONITOR_MBEAN_NAME,</text:span></text:p>
      <text:p text:style-name="P9"><text:s text:c="4"/>"getTotalTaskCpuTime", (Object[]) null, (String[]) null);</text:p>
      <text:list xml:id="list28268857" text:continue-numbering="true" text:style-name="Outline">
        <text:list-item>
          <text:list>
            <text:list-item>
              <text:list>
                <text:list-item>
                  <text:list>
                    <text:list-item>
                      <text:h text:style-name="Heading_20_4" text:outline-level="4">Use of an MBean proxy</text:h>
                    </text:list-item>
                  </text:list>
                </text:list-item>
              </text:list>
            </text:list-item>
          </text:list>
        </text:list-item>
      </text:list>
      <text:p text:style-name="P5">A proxy is a dynamically created object that implements an interface specified at runtime.</text:p>
      <text:p text:style-name="P5">The standard JMX API provides a way to create a proxy to a remote or local MBeans. This is done as follows:</text:p>
      <text:p text:style-name="P5"/>
      <text:p text:style-name="Code_20_block"><text:s text:c="2"/>JMXNodeConnectionWrapper wrapper = new JMXNodeConnectionWrapper(host, port);</text:p>
      <text:p text:style-name="Code_20_block"><text:s text:c="2"/>wrapper.connectAndWait(timeout);</text:p>
      <text:p text:style-name="Code_20_block"><text:s text:c="2"/></text:p>
      <text:p text:style-name="Code_20_block"><text:s text:c="2"/><text:span text:style-name="T4">// create the proxy instance</text:span></text:p>
      <text:p text:style-name="Code_20_block"><text:s text:c="2"/>JPPFNodeTaskMonitorMBean proxy = </text:p>
      <text:p text:style-name="Code_20_block"><text:s text:c="4"/><text:span text:style-name="T3">wrapper.getProxy(JPPFNodeTaskMonitorMBean.TASK_MONITOR_MBEAN_NAME, </text:span></text:p>
      <text:p text:style-name="P20"><text:s text:c="21"/>JPPFNodeTaskMonitorMBean.class);</text:p>
      <text:p text:style-name="Code_20_block"><text:s text:c="2"/></text:p>
      <text:p text:style-name="Code_20_block"><text:s text:c="2"/><text:span text:style-name="T4">// get the total CPU time used</text:span></text:p>
      <text:p text:style-name="Code_20_block"><text:s text:c="2"/>long cpuTime = proxy.getTotalTaskCpuTime();</text:p>
      <text:list xml:id="list28263385" text:continue-numbering="true" text:style-name="Outline">
        <text:list-item>
          <text:list>
            <text:list-item>
              <text:list>
                <text:list-item>
                  <text:list>
                    <text:list-item>
                      <text:h text:style-name="Heading_20_4" text:outline-level="4">Subscribing to MBean notifications</text:h>
                    </text:list-item>
                  </text:list>
                </text:list-item>
              </text:list>
            </text:list-item>
          </text:list>
        </text:list-item>
      </text:list>
      <text:p text:style-name="P5">We have seen that the task monitoring MBean represented by the <text:span text:style-name="Code_20_char">JPPFNodeTaskMonitorMBean</text:span> interface is able to emit notifications of type <text:span text:style-name="Code_20_char">TaskExecutionNotification</text:span>. There are 2 ways to subscribe to these notifications:</text:p>
      <text:p text:style-name="P5"/>
      <text:p text:style-name="P6">a. Using a proxy to the MBean</text:p>
      <text:p text:style-name="P5"/>
      <text:p text:style-name="Code_20_block"><text:s text:c="2"/>JMXNodeConnectionWrapper wrapper = new JMXNodeConnectionWrapper(host, port);</text:p>
      <text:p text:style-name="Code_20_block"><text:s text:c="2"/>wrapper.connectAndWait(timeout);</text:p>
      <text:p text:style-name="Code_20_block"><text:s text:c="2"/>JPPFNodeTaskMonitorMBean proxy = </text:p>
      <text:p text:style-name="Code_20_block"><text:s text:c="4"/><text:span text:style-name="T12">wrapper.getProxy(JPPFNodeTaskMonitorMBean.TASK_MONITOR_MBEAN_NAME, </text:span></text:p>
      <text:p text:style-name="P11"><text:s text:c="21"/>JPPFNodeTaskMonitorMBean.class);</text:p>
      <text:p text:style-name="Code_20_block"><text:s text:c="2"/></text:p>
      <text:p text:style-name="Code_20_block"><text:s text:c="2"/><text:span text:style-name="T4">// subscribe to all notifications from the MBean</text:span></text:p>
      <text:p text:style-name="Code_20_block"><text:s text:c="2"/><text:span text:style-name="T3">proxy.addNotificationListener(myNotificationListener, null, null)</text:span>;</text:p>
      <text:p text:style-name="Standard"/>
      <text:p text:style-name="P3"/>
      <text:p text:style-name="P14">b. Using the MBeanServerConnection API</text:p>
      <text:p text:style-name="Standard"/>
      <text:p text:style-name="Code_20_block"><text:s text:c="2"/>JMXNodeConnectionWrapper wrapper = new JMXNodeConnectionWrapper(host, port);</text:p>
      <text:p text:style-name="Code_20_block"><text:s text:c="2"/>wrapper.connectAndWait(timeout);</text:p>
      <text:p text:style-name="Code_20_block"><text:s text:c="2"/>MBeanServerConnection mbsc = wrapper.getMbeanConnection();</text:p>
      <text:p text:style-name="Code_20_block"><text:s text:c="2"/>ObjectName objectName = </text:p>
      <text:p text:style-name="Code_20_block"><text:s text:c="4"/>new ObjectName(<text:span text:style-name="T12">JPPFNodeTaskMonitorMBean.</text:span><text:span text:style-name="T6">TASK_MONITOR_MBEAN_NAME);</text:span></text:p>
      <text:p text:style-name="Code_20_block"><text:s text:c="2"/></text:p>
      <text:p text:style-name="Code_20_block"><text:s text:c="2"/><text:span text:style-name="T4">// subscribe to all notifications from the MBean</text:span></text:p>
      <text:p text:style-name="Code_20_block"><text:s text:c="2"/>mbsc<text:span text:style-name="T3">.addNotificationListener(objectName, myNotificationListener, null, null)</text:span>;</text:p>
      <text:p text:style-name="P7"/>
      <text:p text:style-name="Standard">Here is an example notification listener implementing the <text:a xlink:type="simple" xlink:href="http://java.sun.com/j2se/1.5.0/docs/api/index.html?javax/management/NotificationListener.html"><text:span text:style-name="Code_20_char">NotificationListener</text:span></text:a> interface:</text:p>
      <text:p text:style-name="Standard"/>
      <text:p text:style-name="Code_20_block"><text:s text:c="2"/><text:span text:style-name="T4">// this class counts the number of tasks executed, along with</text:span></text:p>
      <text:p text:style-name="Code_20_block"><text:s text:c="2"/><text:span text:style-name="T4">// the total cpu time and wall clock time used by the node</text:span></text:p>
      <text:p text:style-name="Code_20_block"><text:s text:c="2"/>public class MyNotificationListener implements <text:span text:style-name="T3">NotificationListener</text:span></text:p>
      <text:p text:style-name="Code_20_block"><text:s text:c="2"/>{</text:p>
      <text:p text:style-name="Code_20_block"><text:s text:c="4"/>AtomicInteger taskCount = new AtomicInteger(0);</text:p>
      <text:p text:style-name="Code_20_block"><text:s text:c="4"/>AtomicLong cpuTime = new AtomicLong(0L);</text:p>
      <text:p text:style-name="Code_20_block"><text:s text:c="4"/>AtomicLong elapsedTime = new AtomicLong(0L);</text:p>
      <text:p text:style-name="Code_20_block"><text:s text:c="2"/></text:p>
      <text:p text:style-name="Code_20_block"><text:s text:c="4"/><text:span text:style-name="T4">// Handle an MBean notification</text:span></text:p>
      <text:p text:style-name="Code_20_block"><text:s text:c="4"/><text:span text:style-name="T3">public void handleNotification(Notification notification, Object handback)</text:span></text:p>
      <text:p text:style-name="Code_20_block"><text:s text:c="4"/>{</text:p>
      <text:p text:style-name="Code_20_block"><text:s text:c="6"/>TaskExecutionNotification jppfNotif = (TaskExecutionNotification) notification;</text:p>
      <text:p text:style-name="Code_20_block"><text:s text:c="6"/>TaskInformation info = jppfNotif.getTaskInformation();</text:p>
      <text:p text:style-name="Code_20_block"><text:s text:c="6"/>int n = taskCount.incrementAndGet();</text:p>
      <text:p text:style-name="Code_20_block"><text:s text:c="6"/>long cpu = cpuTime.addAndGet(info.getCpuTime());</text:p>
      <text:p text:style-name="Code_20_block"><text:s text:c="6"/>long elapsed = elapsedTime.addAndGet(info.getElapsedTime());</text:p>
      <text:p text:style-name="Code_20_block"><text:s text:c="6"/><text:span text:style-name="T4">// display the statistics for every 50 tasks executed</text:span></text:p>
      <text:p text:style-name="Code_20_block"><text:s text:c="6"/>if (n % 50 == 0)</text:p>
      <text:p text:style-name="Code_20_block"><text:s text:c="6"/>{</text:p>
      <text:p text:style-name="Code_20_block"><text:s text:c="8"/>System.out.println("nb tasks = " + n + ", cpu time = " + cpu</text:p>
      <text:p text:style-name="Code_20_block"><text:s text:c="10"/>+ " ms, elapsed time = " + elapsed +" ms");</text:p>
      <text:p text:style-name="Code_20_block"><text:s text:c="6"/>}</text:p>
      <text:p text:style-name="Code_20_block"><text:s text:c="4"/>}</text:p>
      <text:p text:style-name="Code_20_block"><text:s text:c="2"/>};</text:p>
      <text:p text:style-name="Code_20_block"><text:s text:c="2"/></text:p>
      <text:p text:style-name="Code_20_block"><text:s text:c="2"/>NotificationListener myNotificationListener = new MyNotificationListener();</text:p>
      <text:list xml:id="list28263776" text:continue-numbering="true" text:style-name="Outline">
        <text:list-item>
          <text:list>
            <text:list-item>
              <text:list>
                <text:list-item>
                  <text:h text:style-name="Heading_20_3" text:outline-level="3">Remote logging</text:h>
                </text:list-item>
              </text:list>
            </text:list-item>
          </text:list>
        </text:list-item>
      </text:list>
      <text:p text:style-name="Standard">It is possible to receive logging messages from a node as JMX notifications. Specific implementation are available for Log4j and JDK logging.</text:p>
      <text:p text:style-name="Standard"/>
      <text:p text:style-name="Standard">To configure Log4j for emitting JMX notifications, edit the log4j configuration files of the node and add the followoing:</text:p>
      <text:p text:style-name="Standard"/>
      <text:p text:style-name="Code_20_block"><text:s text:c="2"/><text:span text:style-name="T4">### direct messages to the JMX Logger ###</text:span></text:p>
      <text:p text:style-name="Code_20_block"><text:s text:c="2"/>log4j.appender.JMX=<text:span text:style-name="T3">org.jppf.logging.log4j.JmxAppender</text:span></text:p>
      <text:p text:style-name="Code_20_block"><text:s text:c="2"/>log4j.appender.JMX.layout=org.apache.log4j.PatternLayout</text:p>
      <text:p text:style-name="Code_20_block"><text:s text:c="2"/>log4j.appender.JMX.layout.ConversionPattern=%d [%-5p][%c.%M(%L)]: %m\n</text:p>
      <text:p text:style-name="Code_20_block"><text:s text:c="2"/></text:p>
      <text:p text:style-name="Code_20_block"><text:s text:c="2"/><text:span text:style-name="T4">### set log levels - for more verbose logging change 'info' to 'debug' ###</text:span></text:p>
      <text:p text:style-name="Code_20_block"><text:s text:c="2"/>log4j.rootLogger=INFO, JPPF, <text:span text:style-name="T3">JMX</text:span></text:p>
      <text:p text:style-name="Standard"/>
      <text:p text:style-name="Standard">To configure the JDK logging to send JMX notifications, edit the JDK logging configuration file of the node and add the following:</text:p>
      <text:p text:style-name="Standard"/>
      <text:p text:style-name="Code_20_block"><text:s text:c="2"/><text:span text:style-name="T4"># list of handlers</text:span></text:p>
      <text:p text:style-name="Code_20_block"><text:s text:c="2"/>handlers= java.util.logging.FileHandler, <text:span text:style-name="T3">org.jppf.logging.jdk.JmxHandler</text:span></text:p>
      <text:p text:style-name="Code_20_block"><text:s text:c="2"/></text:p>
      <text:p text:style-name="Code_20_block"><text:s text:c="2"/><text:span text:style-name="T4"># Write log messages as JMX notifications.</text:span></text:p>
      <text:p text:style-name="Code_20_block"><text:s text:c="2"/>org.jppf.logging.jdk.JmxHandler.level = FINEST</text:p>
      <text:p text:style-name="Code_20_block"><text:s text:c="2"/>org.jppf.logging.jdk.JmxHandler.formatter = org.jppf.logging.jdk.JPPFLogFormatter</text:p>
      <text:p text:style-name="Standard"/>
      <text:p text:style-name="Standard"/>
      <text:p text:style-name="P12">To receive the logging notifications from a remote application, you can use the following code:</text:p>
      <text:p text:style-name="Standard"/>
      <text:p text:style-name="Code_20_block"><text:s text:c="2"/><text:span text:style-name="T4">// get a JMX connection to the node MBean server</text:span></text:p>
      <text:p text:style-name="Code_20_block"><text:s text:c="2"/>JMXNodeConnectionWrapper jmxNode = new JMXNodeConnectionWrapper(host, port);</text:p>
      <text:p text:style-name="Code_20_block"><text:s text:c="2"/>jmxNode.connectAndWait(5000L);</text:p>
      <text:p text:style-name="Code_20_block"><text:s text:c="2"/><text:span text:style-name="T4">// get a proxy to the MBean</text:span></text:p>
      <text:p text:style-name="Code_20_block"><text:s text:c="2"/>JmxLogger nodeProxy = jmxNode.getProxy(JmxLogger.<text:span text:style-name="T13">DEFAULT_MBEAN_NAME</text:span>, JmxLogger.class);</text:p>
      <text:p text:style-name="Code_20_block"><text:s text:c="2"/></text:p>
      <text:p text:style-name="Code_20_block"><text:s text:c="2"/><text:span text:style-name="T4">// use a handback object so we know where the log messages come from</text:span></text:p>
      <text:p text:style-name="Code_20_block"><text:s text:c="2"/>String source = "node <text:s text:c="2"/>" + jmxNode.getHost() + ":" + jmxNode.getPort();</text:p>
      <text:p text:style-name="Code_20_block"><text:s text:c="2"/><text:span text:style-name="T4">// subbscribe to all notifications from the MBean</text:span></text:p>
      <text:p text:style-name="Code_20_block"><text:s text:c="2"/>NotificationListener listener = new MyLoggingHandler();</text:p>
      <text:p text:style-name="Code_20_block"><text:s text:c="2"/>nodeProxy.addNotificationListener(listener, null, source);</text:p>
      <text:p text:style-name="Code_20_block"><text:s text:c="2"/></text:p>
      <text:p text:style-name="Code_20_block"><text:s text:c="2"/><text:span text:style-name="T4">// Logging notification listener that prints remote log messages</text:span></text:p>
      <text:p text:style-name="Code_20_block"><text:s text:c="2"/><text:span text:style-name="T4">// to the console</text:span></text:p>
      <text:p text:style-name="Code_20_block"><text:s text:c="2"/>public class MyLoggingHandler implements NotificationListener</text:p>
      <text:p text:style-name="Code_20_block"><text:s text:c="2"/>{</text:p>
      <text:p text:style-name="Code_20_block"><text:s text:c="4"/><text:span text:style-name="T4">// handle the logging notifications</text:span></text:p>
      <text:p text:style-name="Code_20_block"><text:s text:c="4"/>public void handleNotification(Notification notification, final Object handback)</text:p>
      <text:p text:style-name="Code_20_block"><text:s text:c="4"/>{</text:p>
      <text:p text:style-name="Code_20_block"><text:s text:c="6"/>String message = notification.getMessage();</text:p>
      <text:p text:style-name="Code_20_block"><text:s text:c="6"/>String toDisplay = handback.toString() + ": " + message;</text:p>
      <text:p text:style-name="Code_20_block"><text:s text:c="6"/>System.out.println(toDisplay);</text:p>
      <text:p text:style-name="Code_20_block"><text:s text:c="4"/>}</text:p>
      <text:p text:style-name="Code_20_block"><text:s text:c="2"/>}</text:p>
      <text:list xml:id="list28271369" text:continue-numbering="true" text:style-name="Outline">
        <text:list-item>
          <text:list>
            <text:list-item>
              <text:h text:style-name="P21" text:outline-level="2">Server management</text:h>
            </text:list-item>
          </text:list>
        </text:list-item>
      </text:list>
      <text:p text:style-name="P1">Out of the box in JPPF 2.0, each server provides 2 MBeans that can be accessed remotely using an RMI remote connector with <text:s/>the JMX URL “<text:span text:style-name="Code_20_char"><text:span text:style-name="T3">service:jmx:rmi:///jndi/rmi://</text:span></text:span><text:span text:style-name="Code_20_char"><text:span text:style-name="T2">host</text:span></text:span><text:span text:style-name="Code_20_char"><text:span text:style-name="T3">:</text:span></text:span><text:span text:style-name="Code_20_char"><text:span text:style-name="T2">port</text:span></text:span><text:span text:style-name="Code_20_char"><text:span text:style-name="T3">/jppf/driver</text:span></text:span>”, where <text:span text:style-name="T1">host</text:span> is the host name or IP address of the machine where the server is running (value of “<text:span text:style-name="Code_20_char">jppf.management.host</text:span>” in the server configuration file), and <text:span text:style-name="T1">port</text:span> is the value of the property “<text:span text:style-name="Code_20_char">jppf.management.port</text:span>” specified in the server's configuration file.</text:p>
      <text:list xml:id="list28258320" text:continue-numbering="true" text:style-name="Outline">
        <text:list-item>
          <text:list>
            <text:list-item>
              <text:list>
                <text:list-item>
                  <text:h text:style-name="Heading_20_3" text:outline-level="3">Server-level management and monitoring</text:h>
                </text:list-item>
              </text:list>
            </text:list-item>
          </text:list>
        </text:list-item>
      </text:list>
      <text:p text:style-name="P2">MBean name: “<text:span text:style-name="T3">org.jppf:name=admin,type=driver</text:span>”</text:p>
      <text:p text:style-name="P2">This is also the value of the constant <text:a xlink:type="simple" xlink:href="http://www.jppf.org/api-2.0/org/jppf/management/JPPFAdminMBean.html#DRIVER_MBEAN_NAME"><text:span text:style-name="Code_20_char">JPPFAdminMBean.DRIVER_MBEAN_NAME</text:span></text:a>.</text:p>
      <text:p text:style-name="P2"/>
      <text:p text:style-name="P1">This MBean's role is to perform management and monitoring at the server level. It exposes the <text:a xlink:type="simple" xlink:href="http://www.jppf.org/api-2.0/index.html?org/jppf/management/JPPFDriverAdminMBean.html"><text:span text:style-name="Code_20_char">JPPFAdminMBean</text:span></text:a> interface, which provides the functionalities described hereafter.</text:p>
      <text:list xml:id="list28274930" text:continue-numbering="true" text:style-name="Outline">
        <text:list-item>
          <text:list>
            <text:list-item>
              <text:list>
                <text:list-item>
                  <text:list>
                    <text:list-item>
                      <text:h text:style-name="Heading_20_4" text:outline-level="4">Server statistics</text:h>
                    </text:list-item>
                  </text:list>
                </text:list-item>
              </text:list>
            </text:list-item>
          </text:list>
        </text:list-item>
      </text:list>
      <text:p text:style-name="P1">You can get a snapshot of the server's state by invoking the following method, which porvides statistics on execution performance, network overhead, server queue behavior, number of connected nodes and clients:</text:p>
      <text:p text:style-name="P2"/>
      <text:p text:style-name="Code_20_block"><text:s text:c="2"/><text:span text:style-name="T4">/**</text:span></text:p>
      <text:p text:style-name="P8"><text:s text:c="3"/>* Get the latest statistics snapshot from the JPPF driver.</text:p>
      <text:p text:style-name="P8"><text:s text:c="3"/>* @return a &lt;code&gt;JPPFStats&lt;/code&gt; instance.</text:p>
      <text:p text:style-name="P8"><text:s text:c="3"/>* @throws Exception if any error occurs.</text:p>
      <text:p text:style-name="P8"><text:s text:c="3"/>*/</text:p>
      <text:p text:style-name="Code_20_block"><text:s text:c="2"/>public JPPFStats statistics() throws Exception;</text:p>
      <text:p text:style-name="P2"/>
      <text:p text:style-name="P2">This method returns an object of type <text:a xlink:type="simple" xlink:href="http://www.jppf.org/api-2.0/index.html?org/jppf/server/JPPFStats.html"><text:span text:style-name="Code_20_char">JPPFStats</text:span></text:a>. which exposes the following accessors:</text:p>
      <text:p text:style-name="P2"/>
      <text:p text:style-name="Code_20_block"><text:s text:c="2"/><text:span text:style-name="T4">// total number of tasks executed</text:span></text:p>
      <text:p text:style-name="Code_20_block"><text:s text:c="2"/>public int getTotalTasksExecuted()</text:p>
      <text:p text:style-name="Code_20_block"><text:s text:c="2"/><text:span text:style-name="T4">// time statistics for the tasks execution,</text:span></text:p>
      <text:p text:style-name="Code_20_block"><text:s text:c="2"/><text:span text:style-name="T4">// includes network transport and node execution time</text:span></text:p>
      <text:p text:style-name="Code_20_block"><text:s text:c="2"/>public TimeSnapshot getExecution()</text:p>
      <text:p text:style-name="Code_20_block"><text:s text:c="2"/><text:span text:style-name="T4">// time statistics for execution within the nodes</text:span></text:p>
      <text:p text:style-name="Code_20_block"><text:s text:c="2"/>public TimeSnapshot getNodeExecution()</text:p>
      <text:p text:style-name="Code_20_block"><text:s text:c="2"/><text:span text:style-name="T4">// time statistics for the network transport between nodes and server</text:span></text:p>
      <text:p text:style-name="Code_20_block"><text:s text:c="2"/>public TimeSnapshot getTransport()</text:p>
      <text:p text:style-name="Code_20_block"><text:s text:c="2"/><text:span text:style-name="T4">// time statistics for the server overhead</text:span></text:p>
      <text:p text:style-name="Code_20_block"><text:s text:c="2"/>public TimeSnapshot getServer()</text:p>
      <text:p text:style-name="Code_20_block"><text:s text:c="2"/><text:span text:style-name="T4">// time statistics for the queued tasks</text:span></text:p>
      <text:p text:style-name="Code_20_block"><text:s text:c="2"/>public TimeSnapshot getQueue()</text:p>
      <text:p text:style-name="Code_20_block"><text:s text:c="2"/><text:span text:style-name="T4">// total number of tasks that have been queued</text:span></text:p>
      <text:p text:style-name="Code_20_block"><text:s text:c="2"/>public int getTotalQueued()</text:p>
      <text:p text:style-name="Code_20_block"><text:s text:c="2"/><text:span text:style-name="T4">// number of tasks in the queue</text:span></text:p>
      <text:p text:style-name="Code_20_block"><text:s text:c="2"/>public int getQueueSize()</text:p>
      <text:p text:style-name="Code_20_block"><text:s text:c="2"/><text:span text:style-name="T4">// peak queue size</text:span></text:p>
      <text:p text:style-name="Code_20_block"><text:s text:c="2"/>public int getMaxQueueSize()</text:p>
      <text:p text:style-name="Code_20_block"><text:s text:c="2"/><text:span text:style-name="T4">// current number of nodes connected to the server</text:span></text:p>
      <text:p text:style-name="Code_20_block"><text:s text:c="2"/>public int getNbNodes()</text:p>
      <text:p text:style-name="Code_20_block"><text:s text:c="2"/><text:span text:style-name="T4">// peak number of nodes connected to the server</text:span></text:p>
      <text:p text:style-name="Code_20_block"><text:s text:c="2"/>public int getMaxNodes()</text:p>
      <text:p text:style-name="Code_20_block"><text:s text:c="2"/><text:span text:style-name="T4">// the current number of clients connected to the server</text:span></text:p>
      <text:p text:style-name="Code_20_block"><text:s text:c="2"/>public int getNbClients()</text:p>
      <text:p text:style-name="Code_20_block"><text:s text:c="2"/><text:span text:style-name="T4">// peak number of clients connected to the server</text:span></text:p>
      <text:p text:style-name="Code_20_block"><text:s text:c="2"/>public int getMaxClients()</text:p>
      <text:p text:style-name="P2"/>
      <text:p text:style-name="P2">Some of these methods return an instance of the class <text:a xlink:type="simple" xlink:href="http://www.jppf.org/api-2.0/index.html?org/jppf/utils/TimeSnapshot.html"><text:span text:style-name="Code_20_char">TimeSnapshot</text:span></text:a>, that encapsulates multiple aspects of time-related statistics. It exposes the following methods:</text:p>
      <text:p text:style-name="P2"/>
      <text:p text:style-name="Code_20_block"><text:s text:c="2"/><text:span text:style-name="T4">// total cumulated time</text:span></text:p>
      <text:p text:style-name="Code_20_block"><text:s text:c="2"/>public long getTotalTime()</text:p>
      <text:p text:style-name="Code_20_block"><text:s text:c="2"/><text:span text:style-name="T4">// latest observed time</text:span></text:p>
      <text:p text:style-name="Code_20_block"><text:s text:c="2"/>public long getLatestTime()</text:p>
      <text:p text:style-name="Code_20_block"><text:s text:c="2"/><text:span text:style-name="T4">// smallest observed time</text:span></text:p>
      <text:p text:style-name="Code_20_block"><text:s text:c="2"/>public long getMinTime()</text:p>
      <text:p text:style-name="Code_20_block"><text:soft-page-break/><text:s text:c="2"/><text:span text:style-name="T4">// peak time</text:span></text:p>
      <text:p text:style-name="Code_20_block"><text:s text:c="2"/>public long getMaxTime()</text:p>
      <text:p text:style-name="Code_20_block"><text:s text:c="2"/><text:span text:style-name="T4">// average time</text:span></text:p>
      <text:p text:style-name="Code_20_block"><text:s text:c="2"/>public double getAvgTime()</text:p>
      <text:list xml:id="list28256410" text:continue-numbering="true" text:style-name="Outline">
        <text:list-item>
          <text:list>
            <text:list-item>
              <text:list>
                <text:list-item>
                  <text:list>
                    <text:list-item>
                      <text:h text:style-name="Heading_20_4" text:outline-level="4">Stopping and restarting the server</text:h>
                    </text:list-item>
                  </text:list>
                </text:list-item>
              </text:list>
            </text:list-item>
          </text:list>
        </text:list-item>
      </text:list>
      <text:p text:style-name="Code_20_block"><text:s text:c="2"/><text:span text:style-name="T4">/**</text:span></text:p>
      <text:p text:style-name="P8"><text:s text:c="3"/>* Perform a shutdown or restart of the server.</text:p>
      <text:p text:style-name="P8"><text:s text:c="3"/>* @param shutdownDelay - the delay before shutting down the server,</text:p>
      <text:p text:style-name="P8"><text:s text:c="3"/>* once the command is received. </text:p>
      <text:p text:style-name="P8"><text:s text:c="3"/>* @param restartDelay - the delay before restarting, once the server is shutdown.</text:p>
      <text:p text:style-name="P8"><text:s text:c="3"/>* If the value is negative, no restart occurs, the server simply shuts down.</text:p>
      <text:p text:style-name="P8"><text:s text:c="3"/>* @return an acknowledgement message.</text:p>
      <text:p text:style-name="P8"><text:s text:c="3"/>* @throws Exception if any error occurs.</text:p>
      <text:p text:style-name="P8"><text:s text:c="3"/>*/</text:p>
      <text:p text:style-name="Code_20_block"><text:s text:c="2"/>public String restartShutdown(Long shutdownDelay, Long restartDelay) throws Exception;</text:p>
      <text:p text:style-name="P2"/>
      <text:p text:style-name="P1">This method allows you to remotely shut down the server, and eventually to restart it after a specified delay. This can be useful when an upgrade or maintenance of the server must take place within a limited time window.</text:p>
      <text:list xml:id="list28277810" text:continue-numbering="true" text:style-name="Outline">
        <text:list-item>
          <text:list>
            <text:list-item>
              <text:list>
                <text:list-item>
                  <text:list>
                    <text:list-item>
                      <text:h text:style-name="Heading_20_4" text:outline-level="4">Managing the nodes attached to the server</text:h>
                    </text:list-item>
                  </text:list>
                </text:list-item>
              </text:list>
            </text:list-item>
          </text:list>
        </text:list-item>
      </text:list>
      <text:p text:style-name="Code_20_block"><text:s text:c="2"/><text:span text:style-name="T4">/**</text:span></text:p>
      <text:p text:style-name="P8"><text:s text:c="3"/>* Request the JMX connection information for all the nodes attached to the server.</text:p>
      <text:p text:style-name="P8"><text:s text:c="3"/>* @return a collection of &lt;code&gt;JPPFManagementInfo&lt;/code&gt; instances.</text:p>
      <text:p text:style-name="P8"><text:s text:c="3"/>* @throws Exception if any error occurs.</text:p>
      <text:p text:style-name="P8"><text:s text:c="3"/>*/</text:p>
      <text:p text:style-name="Code_20_block"><text:s text:c="2"/>public Collection&lt;JPPFManagementInfo&gt; nodesInformation() throws Exception;</text:p>
      <text:p text:style-name="P2"/>
      <text:p text:style-name="P1">The <text:a xlink:type="simple" xlink:href="http://www.jppf.org/api-2.0/index.html?org/jppf/management/JPPFManagementInfo.html"><text:span text:style-name="Code_20_char">JPPFManagementInfo</text:span></text:a> objects returned in the resulting collection encapsulate enough information to connect to the corresponding node's MBean server:</text:p>
      <text:p text:style-name="P2"/>
      <text:p text:style-name="Code_20_block"><text:s text:c="2"/>public class JPPFManagementInfo</text:p>
      <text:p text:style-name="Code_20_block"><text:s text:c="4"/>implements Serializable, Comparable&lt;JPPFManagementInfo&gt;</text:p>
      <text:p text:style-name="Code_20_block"><text:s text:c="2"/>{</text:p>
      <text:p text:style-name="Code_20_block"><text:s text:c="4"/><text:span text:style-name="T4">// the host on which the node is running</text:span></text:p>
      <text:p text:style-name="Code_20_block"><text:s text:c="4"/>public String getHost()</text:p>
      <text:p text:style-name="Code_20_block"><text:s text:c="2"/></text:p>
      <text:p text:style-name="Code_20_block"><text:s text:c="4"/><text:span text:style-name="T4">// the port on which the node's JMX server is listening</text:span></text:p>
      <text:p text:style-name="Code_20_block"><text:s text:c="4"/>public int getPort()</text:p>
      <text:p text:style-name="Code_20_block"><text:s text:c="2"/>}</text:p>
      <text:p text:style-name="P2"/>
      <text:p text:style-name="P1">For example, based on what we saw in the section about nodes management, we could write code that gathers connection information for each node attached to a server, and then performs some management request on them:</text:p>
      <text:p text:style-name="P2"/>
      <text:p text:style-name="Code_20_block"><text:s text:c="2"/><text:span text:style-name="T4">// Obtain connection information for all attached nodes</text:span></text:p>
      <text:p text:style-name="Code_20_block"><text:s text:c="2"/>Collection&lt;JPPFManagementInfo&gt; nodesInfo = myDriverMBeanProxy.nodesInformation();</text:p>
      <text:p text:style-name="Code_20_block"><text:s text:c="2"/><text:span text:style-name="T4">// for each node</text:span></text:p>
      <text:p text:style-name="Code_20_block"><text:s text:c="2"/>for (JPPFManagementInfo info: nodesInfo)</text:p>
      <text:p text:style-name="Code_20_block"><text:s text:c="2"/>{</text:p>
      <text:p text:style-name="Code_20_block"><text:s text:c="4"/><text:span text:style-name="T4">// create a JMX connection wrapper based on the node information</text:span></text:p>
      <text:p text:style-name="Code_20_block"><text:s text:c="4"/>JMXNodeConnectionWrapper wrapper =</text:p>
      <text:p text:style-name="Code_20_block"><text:s text:c="6"/>new JMXNodeConnectionWrapper(info.getHost(), info.getPort());</text:p>
      <text:p text:style-name="Code_20_block"><text:s text:c="4"/><text:span text:style-name="T4">// connect to the node's MBean server</text:span></text:p>
      <text:p text:style-name="Code_20_block"><text:s text:c="4"/>wrapper.connectAndWait(5000);</text:p>
      <text:p text:style-name="Code_20_block"><text:s text:c="4"/><text:span text:style-name="T4">// restart the node</text:span></text:p>
      <text:p text:style-name="Code_20_block"><text:s text:c="4"/>wrapper.restart();</text:p>
      <text:p text:style-name="Code_20_block"><text:s text:c="2"/>}</text:p>
      <text:list xml:id="list28284274" text:continue-numbering="true" text:style-name="Outline">
        <text:list-item>
          <text:list>
            <text:list-item>
              <text:list>
                <text:list-item>
                  <text:list>
                    <text:list-item>
                      <text:h text:style-name="P23" text:outline-level="4">Load-balancing settings</text:h>
                    </text:list-item>
                  </text:list>
                </text:list-item>
              </text:list>
            </text:list-item>
          </text:list>
        </text:list-item>
      </text:list>
      <text:p text:style-name="P2">The driver management MBean provides two methods to dynamically obtain and change the server's load balancing settings:</text:p>
      <text:p text:style-name="P2"/>
      <text:p text:style-name="Code_20_block"><text:s text:c="2"/><text:span text:style-name="T4">/**</text:span></text:p>
      <text:p text:style-name="P8"><text:s text:c="3"/>* Obtain the current load-balancing settings.</text:p>
      <text:p text:style-name="P8"><text:s text:c="3"/>* @return an instance of &lt;code&gt;LoadBalancingInformation&lt;/code&gt;.</text:p>
      <text:p text:style-name="P8"><text:s text:c="3"/>* @throws Exception if an error occurred while fetching the settings.</text:p>
      <text:p text:style-name="P8"><text:s text:c="3"/>*/</text:p>
      <text:p text:style-name="Code_20_block"><text:s text:c="2"/>public LoadBalancingInformation loadBalancerInformation() throws Exception;</text:p>
      <text:p text:style-name="P2"/>
      <text:p text:style-name="P2">This method returns an object of type <text:a xlink:type="simple" xlink:href="http://www.jppf.org/api-2.0/index.html?org/jppf/server/scheduler/bundle/LoadBalancingInformation.html"><text:span text:style-name="Code_20_char">LoadBalancingInformation</text:span></text:a>, defined as follows:</text:p>
      <text:p text:style-name="P2"/>
      <text:p text:style-name="Code_20_block"><text:s text:c="2"/>public class LoadBalancingInformation implements Serializable</text:p>
      <text:p text:style-name="Code_20_block"><text:s text:c="2"/>{</text:p>
      <text:p text:style-name="Code_20_block"><text:s text:c="4"/><text:span text:style-name="T4">// the name of the algorithm currently used by the server</text:span></text:p>
      <text:p text:style-name="Code_20_block"><text:s text:c="4"/>public String algorithm = null;</text:p>
      <text:p text:style-name="Code_20_block"><text:s text:c="4"/><text:span text:style-name="T4">// the algorithm's parameters</text:span></text:p>
      <text:p text:style-name="Code_20_block"><text:s text:c="4"/>public TypedProperties parameters = null;</text:p>
      <text:p text:style-name="Code_20_block"><text:s text:c="4"/><text:span text:style-name="T4">// the names of all algorithms available to the sever</text:span></text:p>
      <text:p text:style-name="Code_20_block"><text:s text:c="4"/>public List&lt;String&gt; algorithmNames = null;</text:p>
      <text:p text:style-name="Code_20_block"><text:s text:c="2"/>}</text:p>
      <text:p text:style-name="P2"/>
      <text:p text:style-name="P2"><text:span text:style-name="T10">Notes</text:span>:</text:p>
      <text:p text:style-name="P2"/>
      <text:list xml:id="list27706242" text:style-name="List_20_2">
        <text:list-item>
          <text:p text:style-name="P16">the value of <text:span text:style-name="Code_20_char">algorithm</text:span> is included in the list of algorithm names</text:p>
        </text:list-item>
        <text:list-item>
          <text:p text:style-name="P18"><text:span text:style-name="Code_20_char">parameters</text:span> contains a mapping of the algorithm parameters names to their current value. Unlike what we have seen in the configuration guide chapter, the parameter names are expressed without suffix. This means that instead of <text:span text:style-name="Code_20_char">strategy.&lt;profile_name&gt;.&lt;parameter_name&gt;</text:span>, they will just be named as <text:span text:style-name="Code_20_char">&lt;parameter_name&gt;</text:span>.</text:p>
        </text:list-item>
      </text:list>
      <text:p text:style-name="P1"/>
      <text:p text:style-name="P1">It is also possible to dynamically change the load-balancing algorithm used by the server, and / or its parameters:</text:p>
      <text:p text:style-name="P1"/>
      <text:p text:style-name="Code_20_block"><text:s text:c="2"/><text:span text:style-name="T4">/**</text:span></text:p>
      <text:p text:style-name="P8"><text:s text:c="3"/>* Change the load-balancing settings.</text:p>
      <text:p text:style-name="P8"><text:s text:c="3"/>* @param algorithm - the name opf the load-balancing algorithm to set.</text:p>
      <text:p text:style-name="P8"><text:s text:c="3"/>* @param parameters - the algorithm's parameters.</text:p>
      <text:p text:style-name="P8"><text:s text:c="3"/>* @return an acknowledgement or error message.</text:p>
      <text:p text:style-name="P8"><text:s text:c="3"/>* @throws Exception if an error occurred while updating the settings.</text:p>
      <text:p text:style-name="P8"><text:s text:c="3"/>*/</text:p>
      <text:p text:style-name="Code_20_block"><text:s text:c="2"/>public String changeLoadBalancerSettings(String algorithm, Map parameters)</text:p>
      <text:p text:style-name="Code_20_block"><text:s text:c="4"/>throws Exception;</text:p>
      <text:p text:style-name="P1"/>
      <text:p text:style-name="P1">Where:</text:p>
      <text:p text:style-name="P1"/>
      <text:list xml:id="list28263048" text:continue-numbering="true" text:style-name="List_20_2">
        <text:list-item>
          <text:p text:style-name="P18"><text:span text:style-name="Code_20_char">algorithm</text:span> is the name of the algorithm to use. If it is not known to the server, no change occurs.</text:p>
        </text:list-item>
        <text:list-item>
          <text:p text:style-name="P18"><text:span text:style-name="Code_20_char">parameters</text:span> is a map of algorithm parameter names to their value. Similarly to what we saw above, the parameter names must be expressed without suffix. Internally, the JPPF server will use a the profile name “jppf”.</text:p>
        </text:list-item>
      </text:list>
      <text:list xml:id="list28275187" text:continue-list="list28284274" text:style-name="Outline">
        <text:list-item>
          <text:list>
            <text:list-item>
              <text:list>
                <text:list-item>
                  <text:h text:style-name="P22" text:outline-level="3">Job-level management and monitoring</text:h>
                </text:list-item>
              </text:list>
            </text:list-item>
          </text:list>
        </text:list-item>
      </text:list>
      <text:p text:style-name="P2">MBean name: “<text:span text:style-name="T3">org.jppf:name=jobManagement,type=driver</text:span>”</text:p>
      <text:p text:style-name="P2">This is also the value of the constant <text:a xlink:type="simple" xlink:href="http://www.jppf.org/api-2.0/org/jppf/management/JPPFAdminMBean.html#DRIVER_JOB_MANAGEMENT_MBEAN_NAME"><text:span text:style-name="Code_20_char">JPPFAdminMBean.DRIVER_JOB_MANAGEMENT_MBEAN_NAME</text:span></text:a>.</text:p>
      <text:p text:style-name="P2"/>
      <text:p text:style-name="P1">The role of this MBean is to control and monitor the life cycle of all jobs submitted to the server. It exposes the <text:a xlink:type="simple" xlink:href="http://www.jppf.org/api-2.0/index.html?org/jppf/server/job/management/DriverJobManagementMBean.html"><text:span text:style-name="Code_20_char">DriverJobManagementMBean</text:span></text:a> interface, defined as follows:</text:p>
      <text:p text:style-name="P1"/>
      <text:p text:style-name="Code_20_block"><text:s text:c="2"/>public interface DriverJobManagementMBean extends NotificationEmitter</text:p>
      <text:p text:style-name="Code_20_block"><text:s text:c="2"/>{</text:p>
      <text:p text:style-name="Code_20_block"><text:s text:c="4"/><text:span text:style-name="T4">// Cancel the job with the specified id</text:span></text:p>
      <text:p text:style-name="Code_20_block"><text:s text:c="4"/>public void cancelJob(String jobId) throws Exception;</text:p>
      <text:p text:style-name="Code_20_block"><text:s text:c="4"/><text:span text:style-name="T4">// Suspend the job with the specified id</text:span></text:p>
      <text:p text:style-name="Code_20_block"><text:s text:c="4"/>public void suspendJob(String jobId, Boolean requeue) throws Exception;</text:p>
      <text:p text:style-name="Code_20_block"><text:s text:c="4"/><text:span text:style-name="T4">// Resume the job with the specified id</text:span></text:p>
      <text:p text:style-name="Code_20_block"><text:s text:c="4"/>public void resumeJob(String jobId) throws Exception;</text:p>
      <text:p text:style-name="Code_20_block"><text:s text:c="4"/><text:span text:style-name="T4">// Update the maximum number of nodes a job can run on</text:span></text:p>
      <text:p text:style-name="Code_20_block"><text:s text:c="4"/>public void updateMaxNodes(String jobId, Integer maxNodes) throws Exception;</text:p>
      <text:p text:style-name="Code_20_block"><text:s text:c="4"/><text:span text:style-name="T4">// Get the set of ids for all the jobs currently queued or executing</text:span></text:p>
      <text:p text:style-name="Code_20_block"><text:s text:c="4"/>public String[] getAllJobIds() throws Exception;</text:p>
      <text:p text:style-name="Code_20_block"><text:s text:c="4"/><text:span text:style-name="T4">// Get an object describing the job with the specified id</text:span></text:p>
      <text:p text:style-name="Code_20_block"><text:s text:c="4"/>public JobInformation getJobInformation(String jobId) throws Exception;</text:p>
      <text:p text:style-name="Code_20_block"><text:s text:c="4"/><text:span text:style-name="T4">// Get a list of objects describing the nodes to which the whole</text:span></text:p>
      <text:p text:style-name="Code_20_block"><text:s text:c="4"/><text:span text:style-name="T4">// or part of a job was dispatched</text:span></text:p>
      <text:p text:style-name="Code_20_block"><text:s text:c="4"/>public NodeJobInformation[] getNodeInformation(String jobId) throws Exception;</text:p>
      <text:p text:style-name="Code_20_block"><text:s text:c="2"/>}</text:p>
      <text:p text:style-name="P1"/>
      <text:p text:style-name="P1"><text:span text:style-name="T11">Reminder</text:span>:</text:p>
      <text:p text:style-name="P1"/>
      <text:p text:style-name="P1">A job can be made of multiple tasks. <text:s/>These tasks may not be all executed on the same node. Instead, the set of tasks may be split in several subsets, and these subsets can in turn be disptached to different nodes to allow their execution in parallel. In the remainder of this section we will call each subset a “sub-job”, to distinguish them from actual jobs at the server level. Thus a job is associated with a server, whereas a sub-job is associated with a node.</text:p>
      <text:list xml:id="list28253214" text:continue-numbering="true" text:style-name="Outline">
        <text:list-item>
          <text:list>
            <text:list-item>
              <text:list>
                <text:list-item>
                  <text:list>
                    <text:list-item>
                      <text:h text:style-name="Heading_20_4" text:outline-level="4">Controlling a job's life cycle</text:h>
                    </text:list-item>
                  </text:list>
                </text:list-item>
              </text:list>
            </text:list-item>
          </text:list>
        </text:list-item>
      </text:list>
      <text:p text:style-name="P1">It is possible to terminate, suspend and resume a job using the following methods:</text:p>
      <text:p text:style-name="P1"/>
      <text:p text:style-name="Code_20_block"><text:s text:c="2"/><text:span text:style-name="T4">/**</text:span></text:p>
      <text:p text:style-name="P8"><text:s text:c="3"/>* Cancel the job with the specified id.</text:p>
      <text:p text:style-name="P8"><text:s text:c="3"/>* @param jobId the id of the job to cancel.</text:p>
      <text:p text:style-name="P8"><text:s text:c="3"/>* @throws Exception if any error occurs.</text:p>
      <text:p text:style-name="P8"><text:s text:c="3"/>*/</text:p>
      <text:p text:style-name="Code_20_block"><text:s text:c="2"/>public void cancelJob(String jobId) throws Exception;</text:p>
      <text:p text:style-name="P1"/>
      <text:p text:style-name="P1">This will terminate the job with the specified <text:span text:style-name="Code_20_char">jobId</text:span>. Any sub-job running in a node will be terminated as well. If a sub-job was partially executed (i.e. at least one task execution was completed), the results are discarded. If the job was still waiting in the server queue, is simply removed from the queue, and the enclosed tasks are returned in their original state to the client.</text:p>
      <text:p text:style-name="P1"/>
      <text:p text:style-name="Code_20_block"><text:s text:c="2"/><text:span text:style-name="T4">/**</text:span></text:p>
      <text:p text:style-name="P8"><text:s text:c="3"/>* Suspend the job with the specified id.</text:p>
      <text:p text:style-name="P8"><text:s text:c="3"/>* @param jobId the id of the job to suspend.</text:p>
      <text:p text:style-name="P8"><text:s text:c="3"/>* @param requeue true if the sub-jobs running on each node should be canceled</text:p>
      <text:p text:style-name="P8"><text:s text:c="3"/>* and requeued, false if they should be left to execute until completion.</text:p>
      <text:p text:style-name="P8"><text:s text:c="3"/>* @throws Exception if any error occurs.</text:p>
      <text:p text:style-name="P8"><text:s text:c="3"/>*/</text:p>
      <text:p text:style-name="Code_20_block"><text:s text:c="2"/>public void suspendJob(String jobId, Boolean requeue) throws Exception;</text:p>
      <text:p text:style-name="P1"/>
      <text:p text:style-name="P1">This method will suspend the job with the specified <text:span text:style-name="Code_20_char">jobId</text:span>. The <text:span text:style-name="Code_20_char">requeue</text:span> parameter specifies how the currently running sub-jobs will be processed:</text:p>
      <text:p text:style-name="P1"/>
      <text:list xml:id="list28253971" text:continue-list="list28263048" text:style-name="List_20_2">
        <text:list-item>
          <text:p text:style-name="P18">if <text:span text:style-name="T3">true</text:span>, then the sub-job is canceled and inserted back into the server queue, for execution at a later time</text:p>
        </text:list-item>
        <text:list-item>
          <text:p text:style-name="P18">if <text:span text:style-name="T3">false</text:span>, JPPF will let the sub-job finish executing in the node, then suspend the rest of the job still in the server queue</text:p>
        </text:list-item>
      </text:list>
      <text:p text:style-name="P1"/>
      <text:p text:style-name="P1">If the job is already suspended, then calling this method has no effect.</text:p>
      <text:p text:style-name="P1"/>
      <text:p text:style-name="Code_20_block"><text:soft-page-break/><text:s text:c="2"/><text:span text:style-name="T4">/**</text:span></text:p>
      <text:p text:style-name="P8"><text:s text:c="3"/>* Resume the job with the specified id.</text:p>
      <text:p text:style-name="P8"><text:s text:c="3"/>* @param jobId the id of the job to resume.</text:p>
      <text:p text:style-name="P8"><text:s text:c="3"/>* @throws Exception if any error occurs.</text:p>
      <text:p text:style-name="P8"><text:s text:c="3"/>*/</text:p>
      <text:p text:style-name="Code_20_block"><text:s text:c="2"/>public void resumeJob(String jobId) throws Exception;</text:p>
      <text:p text:style-name="P1"/>
      <text:p text:style-name="P1">This method resumes the execution of a suspended job with the specified <text:span text:style-name="Code_20_char">jobId</text:span>. If the job was not suspended, this method has no effect.</text:p>
      <text:list xml:id="list28266966" text:continue-list="list28253214" text:style-name="Outline">
        <text:list-item>
          <text:list>
            <text:list-item>
              <text:list>
                <text:list-item>
                  <text:list>
                    <text:list-item>
                      <text:h text:style-name="Heading_20_4" text:outline-level="4">Number of nodes assigned to a job</text:h>
                    </text:list-item>
                  </text:list>
                </text:list-item>
              </text:list>
            </text:list-item>
          </text:list>
        </text:list-item>
      </text:list>
      <text:p text:style-name="Code_20_block"><text:s text:c="2"/><text:span text:style-name="T4">/**</text:span></text:p>
      <text:p text:style-name="P8"><text:s text:c="3"/>* Update the maximum number of nodes a job can run on.</text:p>
      <text:p text:style-name="P8"><text:s text:c="3"/>* @param jobId the id of the job to update.</text:p>
      <text:p text:style-name="P8"><text:s text:c="3"/>* @param maxNodes the new maximum number of nodes for the job.</text:p>
      <text:p text:style-name="P8"><text:s text:c="3"/>* @throws Exception if any error occurs.</text:p>
      <text:p text:style-name="P8"><text:s text:c="3"/>*/</text:p>
      <text:p text:style-name="Code_20_block"><text:s text:c="2"/>public void updateMaxNodes(String jobId, Integer maxNodes) throws Exception;</text:p>
      <text:p text:style-name="P1"/>
      <text:p text:style-name="P1">This method specifies the maximum number of nodes a job with the specified <text:span text:style-name="Code_20_char">jobId</text:span> can run on in parallel. It does not guarantee that this number of nodes will be used: the nodes may already be assigned to other jobs, or the job may not be splitted into that many sub-jobs (depending on the load-balancing algorithm). However it does guarantee that no more than <text:span text:style-name="Code_20_char">maxNodes</text:span> nodes will be used to execute the job.</text:p>
      <text:list xml:id="list28280534" text:continue-numbering="true" text:style-name="Outline">
        <text:list-item>
          <text:list>
            <text:list-item>
              <text:list>
                <text:list-item>
                  <text:list>
                    <text:list-item>
                      <text:h text:style-name="Heading_20_4" text:outline-level="4">Job introspection</text:h>
                    </text:list-item>
                  </text:list>
                </text:list-item>
              </text:list>
            </text:list-item>
          </text:list>
        </text:list-item>
      </text:list>
      <text:p text:style-name="Code_20_block"><text:s text:c="2"/><text:span text:style-name="T4">/**</text:span></text:p>
      <text:p text:style-name="P8"><text:s text:c="3"/>* Get the set of ids for all the jobs currently queued or executing.</text:p>
      <text:p text:style-name="P8"><text:s text:c="3"/>* @return an array of ids as strings.</text:p>
      <text:p text:style-name="P8"><text:s text:c="3"/>* @throws Exception if any error occurs.</text:p>
      <text:p text:style-name="P8"><text:s text:c="3"/>*/</text:p>
      <text:p text:style-name="Code_20_block"><text:s text:c="2"/>public String[] getAllJobIds() throws Exception;</text:p>
      <text:p text:style-name="P1"/>
      <text:p text:style-name="P1">This methods returns the IDs of all the jobs currently handled by the server. These IDs can be directly used with the other methods of the job management MBean.</text:p>
      <text:p text:style-name="P1"/>
      <text:p text:style-name="Code_20_block"><text:s text:c="2"/><text:span text:style-name="T4">/**</text:span></text:p>
      <text:p text:style-name="P8"><text:s text:c="3"/>* Get an object describing the job with the specified id. </text:p>
      <text:p text:style-name="P8"><text:s text:c="3"/>* @param jobId the id of the job to get information about.</text:p>
      <text:p text:style-name="P8"><text:s text:c="3"/>* @return an instance of &lt;code&gt;JobInformation&lt;/code&gt;.</text:p>
      <text:p text:style-name="P8"><text:s text:c="3"/>* @throws Exception if any error occurs.</text:p>
      <text:p text:style-name="P8"><text:s text:c="3"/>*/</text:p>
      <text:p text:style-name="Code_20_block"><text:s text:c="2"/>public JobInformation getJobInformation(String jobId) throws Exception;</text:p>
      <text:p text:style-name="P1"/>
      <text:p text:style-name="P1">Retrieves information about the state of a job in the server. This method returns an object of type <text:a xlink:type="simple" xlink:href="http://www.jppf.org/api-2.0/index.html?org/jppf/job/JobInformation.html"><text:span text:style-name="Code_20_char">JobInformation</text:span></text:a>, defined as follows:</text:p>
      <text:p text:style-name="P1"/>
      <text:p text:style-name="P15"><text:s text:c="2"/>public class JobInformation implements Serializable</text:p>
      <text:p text:style-name="Code_20_block"><text:s text:c="2"/>{</text:p>
      <text:p text:style-name="Code_20_block"><text:s text:c="4"/><text:span text:style-name="T4">// the unique identifier for the job</text:span></text:p>
      <text:p text:style-name="Code_20_block"><text:s text:c="4"/>public String getJobId()</text:p>
      <text:p text:style-name="Code_20_block"><text:s text:c="4"/><text:span text:style-name="T4">// the current number of tasks in the job or sub-job</text:span></text:p>
      <text:p text:style-name="Code_20_block"><text:s text:c="4"/>public int getTaskCount()</text:p>
      <text:p text:style-name="Code_20_block"><text:s text:c="4"/><text:span text:style-name="T4">// the priority of this task bundle</text:span></text:p>
      <text:p text:style-name="Code_20_block"><text:s text:c="4"/>public int getPriority()</text:p>
      <text:p text:style-name="Code_20_block"><text:s text:c="4"/><text:span text:style-name="T4">// the initial task count of the job (at submission time)</text:span></text:p>
      <text:p text:style-name="Code_20_block"><text:s text:c="4"/>public int getInitialTaskCount()</text:p>
      <text:p text:style-name="Code_20_block"><text:s text:c="4"/><text:span text:style-name="T4">// determine whether the job is in suspended state</text:span></text:p>
      <text:p text:style-name="Code_20_block"><text:s text:c="4"/>public boolean isSuspended()</text:p>
      <text:p text:style-name="Code_20_block"><text:s text:c="4"/><text:span text:style-name="T4">// set the maximum number of nodes this job can run on</text:span></text:p>
      <text:p text:style-name="Code_20_block"><text:s text:c="4"/>public int getMaxNodes()</text:p>
      <text:p text:style-name="Code_20_block"><text:s text:c="4"/><text:span text:style-name="T4">// the pending state of the job</text:span></text:p>
      <text:p text:style-name="Code_20_block"><text:s text:c="4"/><text:span text:style-name="T4">// a job is pending if its scheduled execution date/time has not yet been reached</text:span></text:p>
      <text:p text:style-name="Code_20_block"><text:s text:c="4"/>public boolean isPending()</text:p>
      <text:p text:style-name="Code_20_block"><text:s text:c="2"/>}</text:p>
      <text:p text:style-name="P1"/>
      <text:p text:style-name="P1">It is also possible to obtain information about all the sub-jobs of a job that are disptached to remote nodes:</text:p>
      <text:p text:style-name="P1"/>
      <text:p text:style-name="P8"><text:s text:c="2"/>/**</text:p>
      <text:p text:style-name="P8"><text:s text:c="3"/>* Get a list of objects describing the sub-jobs of a job, and the nodes to which</text:p>
      <text:p text:style-name="P8"><text:s text:c="3"/>* they were dispatched.</text:p>
      <text:p text:style-name="P8"><text:s text:c="3"/>* @param jobId the id of the job for which to find the information.</text:p>
      <text:p text:style-name="P8"><text:s text:c="3"/>* @return an array of &lt;code&gt;NodeJobInformation&lt;/code&gt; instances.</text:p>
      <text:p text:style-name="P8"><text:s text:c="3"/>* @throws Exception if any error occurs.</text:p>
      <text:p text:style-name="P8"><text:s text:c="3"/>*/</text:p>
      <text:p text:style-name="Code_20_block"><text:s text:c="2"/>public NodeJobInformation[] getNodeInformation(String jobId) throws Exception;</text:p>
      <text:p text:style-name="P1"/>
      <text:p text:style-name="P1">The return value is an array of objects of type <text:a xlink:type="simple" xlink:href="http://www.jppf.org/api-2.0/index.html?org/jppf/server/job/management/NodeJobInformation.html"><text:span text:style-name="Code_20_char">NodeJobInformation</text:span></text:a>, defined as follows:</text:p>
      <text:p text:style-name="P1"/>
      <text:p text:style-name="Code_20_block"><text:s text:c="2"/>public class NodeJobInformation implements Serializable</text:p>
      <text:p text:style-name="Code_20_block"><text:s text:c="2"/>{</text:p>
      <text:p text:style-name="Code_20_block"><text:s text:c="4"/><text:span text:style-name="T4">// The JMX connection information for the node</text:span></text:p>
      <text:p text:style-name="Code_20_block"><text:s text:c="4"/>public final JPPFManagementInfo nodeInfo;</text:p>
      <text:p text:style-name="Code_20_block"><text:s text:c="2"/></text:p>
      <text:p text:style-name="Code_20_block"><text:s text:c="4"/><text:span text:style-name="T4">// The information about the sub-job</text:span></text:p>
      <text:p text:style-name="Code_20_block"><text:s text:c="4"/>public final JobInformation jobInfo;</text:p>
      <text:p text:style-name="Code_20_block"><text:s text:c="2"/>}</text:p>
      <text:p text:style-name="P1"/>
      <text:p text:style-name="P1">This class is simply a grouping of two objects of type <text:a xlink:type="simple" xlink:href="http://www.jppf.org/api-2.0/index.html?org/jppf/job/JobInformation.html"><text:span text:style-name="Code_20_char">JobInformation</text:span></text:a> and <text:a xlink:type="simple" xlink:href="http://www.jppf.org/api-2.0/index.html?org/jppf/management/JPPFManagementInfo.html"><text:span text:style-name="Code_20_char">JPPFManagementInfo</text:span></text:a>, which we have already seen previously. The nodeInfo attribute will allow us to connect to the corresponding node's MBean server and obtain additional job monitoring data.</text:p>
      <text:list xml:id="list28262253" text:continue-numbering="true" text:style-name="Outline">
        <text:list-item>
          <text:list>
            <text:list-item>
              <text:list>
                <text:list-item>
                  <text:list>
                    <text:list-item>
                      <text:h text:style-name="Heading_20_4" text:outline-level="4">Job notifications</text:h>
                    </text:list-item>
                  </text:list>
                </text:list-item>
              </text:list>
            </text:list-item>
          </text:list>
        </text:list-item>
      </text:list>
      <text:p text:style-name="P1">Whenever a job-related event occurs, the job management MBean will emit a notification of type <text:a xlink:type="simple" xlink:href="http://www.jppf.org/api-2.0/index.html?org/jppf/job/JobNotification.html"><text:span text:style-name="Code_20_char">JobNotification</text:span></text:a>, defined as follows:</text:p>
      <text:p text:style-name="P1"/>
      <text:p text:style-name="Code_20_block"/>
      <text:p text:style-name="Code_20_block"><text:s text:c="2"/>public class JobNotification extends Notification</text:p>
      <text:p text:style-name="Code_20_block"><text:s text:c="2"/>{</text:p>
      <text:p text:style-name="Code_20_block"><text:s text:c="4"/><text:span text:style-name="T4">// the information about the job or sub-job</text:span></text:p>
      <text:p text:style-name="Code_20_block"><text:s text:c="4"/>public JobInformation getJobInformation()</text:p>
      <text:p text:style-name="Code_20_block"><text:s text:c="2"/></text:p>
      <text:p text:style-name="Code_20_block"><text:s text:c="4"/><text:span text:style-name="T4">// the information about the node (for sub-jobs only)</text:span></text:p>
      <text:p text:style-name="Code_20_block"><text:s text:c="4"/><text:span text:style-name="T4">// null for a job on the server side</text:span></text:p>
      <text:p text:style-name="Code_20_block"><text:s text:c="4"/>public JPPFManagementInfo getNodeInfo()</text:p>
      <text:p text:style-name="Code_20_block"><text:s text:c="2"/></text:p>
      <text:p text:style-name="Code_20_block"><text:s text:c="4"/><text:span text:style-name="T4">// the creation timestamp for this event</text:span></text:p>
      <text:p text:style-name="Code_20_block"><text:s text:c="4"/>public long getTimestamp()</text:p>
      <text:p text:style-name="Code_20_block"><text:s text:c="2"/></text:p>
      <text:p text:style-name="Code_20_block"><text:s text:c="4"/><text:span text:style-name="T4">// the type of this job event</text:span></text:p>
      <text:p text:style-name="Code_20_block"><text:s text:c="4"/>public JobEventType getEventType()</text:p>
      <text:p text:style-name="Code_20_block"><text:s text:c="2"/>}</text:p>
      <text:p text:style-name="P1"/>
      <text:p text:style-name="P1">The value of the job event type (see <text:a xlink:type="simple" xlink:href="http://www.jppf.org/api-2.0/index.html?org/jppf/job/JobEventType.html"><text:span text:style-name="Code_20_char">JobEventType</text:span></text:a> type safe enumeration) is one of the following:</text:p>
      <text:p text:style-name="P1"><text:soft-page-break/></text:p>
      <text:list xml:id="list27714909" text:style-name="List_20_1">
        <text:list-item>
          <text:p text:style-name="P19">JOB_QUEUED: a new job was submitted to the JPPF driver queue</text:p>
        </text:list-item>
        <text:list-item>
          <text:p text:style-name="P19">JOB_ENDED: a job was completed and sent back to the client</text:p>
        </text:list-item>
        <text:list-item>
          <text:p text:style-name="P19">JOB_DISPATCHED: a sub-job was dispatched to a node</text:p>
        </text:list-item>
        <text:list-item>
          <text:p text:style-name="P19">JOB_RETURNED: a sub job returned from a node</text:p>
        </text:list-item>
        <text:list-item>
          <text:p text:style-name="P19">JOB_UPDATED: one of the job attributes has changed</text:p>
        </text:list-item>
      </text:list>
      <text:p text:style-name="P1"/>
      <text:list xml:id="list28283037" text:continue-list="list28262253" text:style-name="Outline">
        <text:list-item>
          <text:list>
            <text:list-item>
              <text:list>
                <text:list-item>
                  <text:h text:style-name="Heading_20_3" text:outline-level="3">Accessing and using the server MBeans</text:h>
                </text:list-item>
              </text:list>
            </text:list-item>
          </text:list>
        </text:list-item>
      </text:list>
      <text:p text:style-name="P1">As for the nodes, JPPF provides an API that simplifies access to the JMX-based management features of a server, by abstracting most of the complexities of JMX programming. This API is represented by the class JMXDriverConnectionWrapper that provides a simplified way of connecting to the server's MBean server, along with a set of convenience methods to easily access the MBeans' exposed methods and attributes.</text:p>
      <text:p text:style-name="P1">Please note that this class implements the <text:a xlink:type="simple" xlink:href="http://www.jppf.org/api-2.0/index.html?org/jppf/management/JPPFDriverAdminMBean.html"><text:span text:style-name="Code_20_char">JPPFDriverAdminMBean</text:span></text:a> interface, as well as all the methods in <text:s/>the <text:a xlink:type="simple" xlink:href="http://www.jppf.org/api-2.0/index.html?org/jppf/server/job/management/DriverJobManagementMBean.html"><text:s/></text:a><text:a xlink:type="simple" xlink:href="http://www.jppf.org/api-2.0/index.html?org/jppf/server/job/management/DriverJobManagementMBean.html"><text:span text:style-name="Code_20_char">DriverJobManagementMBean</text:span></text:a> interface (but without implementing the interface itself).</text:p>
      <text:list xml:id="list28272423" text:continue-numbering="true" text:style-name="Outline">
        <text:list-item>
          <text:list>
            <text:list-item>
              <text:list>
                <text:list-item>
                  <text:list>
                    <text:list-item>
                      <text:h text:style-name="Heading_20_4" text:outline-level="4">Connecting to an MBean server</text:h>
                    </text:list-item>
                  </text:list>
                </text:list-item>
              </text:list>
            </text:list-item>
          </text:list>
        </text:list-item>
      </text:list>
      <text:p text:style-name="P1">Connection to to a server MBean server is done in two steps:</text:p>
      <text:p text:style-name="P1"/>
      <text:p text:style-name="P4">a. Create an instance of JMXDriverConnectionWrapper</text:p>
      <text:p text:style-name="P1"/>
      <text:p text:style-name="P1">To connect to a <text:span text:style-name="T3">local</text:span> (same JVM) MBean server, <text:s/>use the no-arg constructor:</text:p>
      <text:p text:style-name="Code_20_block"><text:s text:c="2"/>JMXDriverConnectionWrapper wrapper = new JMXDriverConnectionWrapper();</text:p>
      <text:p text:style-name="P1"/>
      <text:p text:style-name="P1">To connect to a <text:span text:style-name="T3">remote</text:span> MBean server, <text:s/>use the constructor specifiying the management host and port:</text:p>
      <text:p text:style-name="Code_20_block"><text:s text:c="2"/>JMXDriverConnectionWrapper wrapper = new JMXDriverConnectionWrapper(host, port);</text:p>
      <text:p text:style-name="P1"/>
      <text:p text:style-name="P1">Here <text:span text:style-name="Code_20_char">host</text:span> and <text:span text:style-name="Code_20_char">port</text:span> represent the server's configuration properties “jppf.management.host” and “jppf.management.port”</text:p>
      <text:p text:style-name="P1"/>
      <text:p text:style-name="P4">b. Initiate the connection to the MBean server and wait until it is established</text:p>
      <text:p text:style-name="P1"/>
      <text:p text:style-name="P1">There are two ways to do this:</text:p>
      <text:p text:style-name="P1"/>
      <text:p text:style-name="P1"><text:span text:style-name="T10">Synchronously</text:span>:</text:p>
      <text:p text:style-name="P1"/>
      <text:p text:style-name="Code_20_block"><text:s text:c="2"/><text:span text:style-name="T4">// connect and wait for the connection to be established</text:span></text:p>
      <text:p text:style-name="Code_20_block"><text:s text:c="2"/><text:span text:style-name="T4">// choose a reasonable value for the timeout, or 0 for no timeout</text:span></text:p>
      <text:p text:style-name="Code_20_block"><text:s text:c="2"/>wrapper.connectAndWait(timeout);</text:p>
      <text:p text:style-name="P1"/>
      <text:p text:style-name="P1"><text:span text:style-name="T10">Asynchronously</text:span>:</text:p>
      <text:p text:style-name="P1"/>
      <text:p text:style-name="P8"><text:s text:c="2"/>// initiate the connection; this method returns immediately</text:p>
      <text:p text:style-name="Code_20_block"><text:s text:c="2"/>wrapper.connect()</text:p>
      <text:p text:style-name="Code_20_block"><text:s text:c="2"/></text:p>
      <text:p text:style-name="Code_20_block"><text:s text:c="2"/><text:span text:style-name="T4">// ... do something else ...</text:span></text:p>
      <text:p text:style-name="Code_20_block"><text:s text:c="2"/></text:p>
      <text:p text:style-name="Code_20_block"><text:s text:c="2"/><text:span text:style-name="T4">// check if we are connected</text:span></text:p>
      <text:p text:style-name="Code_20_block"><text:s text:c="2"/>if (wrapper.isConnected()) ...;</text:p>
      <text:p text:style-name="Code_20_block"><text:s text:c="2"/>else ...;</text:p>
      <text:p text:style-name="P1"/>
      <text:list xml:id="list28284018" text:continue-numbering="true" text:style-name="Outline">
        <text:list-item>
          <text:list>
            <text:list-item>
              <text:list>
                <text:list-item>
                  <text:list>
                    <text:list-item>
                      <text:h text:style-name="Heading_20_4" text:outline-level="4">Direct use of the JMX wrapper</text:h>
                    </text:list-item>
                  </text:list>
                </text:list-item>
              </text:list>
            </text:list-item>
          </text:list>
        </text:list-item>
      </text:list>
      <text:p text:style-name="P1"><text:span text:style-name="Code_20_char">JMXDriverConnectionWrapper</text:span> implements directly the <text:a xlink:type="simple" xlink:href="http://www.jppf.org/api-2.0/index.html?org/jppf/management/JPPFDriverAdminMBean.html"><text:span text:style-name="Code_20_char">JPPFDriverAdminMBean</text:span></text:a> interface, as well as all the methods in the <text:a xlink:type="simple" xlink:href="http://www.jppf.org/api-2.0/index.html?org/jppf/server/job/management/DriverJobManagementMBean.html"><text:span text:style-name="Code_20_char">DriverJobManagementMBean</text:span></text:a> interface (but without implementing the interface itself). This means that all the JPPF server's management and monitoring methods can be used directly from the JMX wrapper. For example:</text:p>
      <text:p text:style-name="P1"/>
      <text:p text:style-name="Code_20_block"><text:s text:c="2"/>JMXDriverConnectionWrapper wrapper = new JMXDriverConnectionWrapper(host, port);</text:p>
      <text:p text:style-name="Code_20_block"><text:s text:c="2"/>wrapper.connectAndWait(timeout);</text:p>
      <text:p text:style-name="Code_20_block"><text:s text:c="2"/></text:p>
      <text:p text:style-name="Code_20_block"><text:s text:c="2"/><text:span text:style-name="T4">// get the ids of all jobs in the server queue</text:span></text:p>
      <text:p text:style-name="Code_20_block"><text:s text:c="2"/>String jobIds = wrapper.getAllJobIds();</text:p>
      <text:p text:style-name="Code_20_block"><text:s text:c="2"/><text:span text:style-name="T4">// stop the server in 2 seconds (no restart)</text:span></text:p>
      <text:p text:style-name="Code_20_block"><text:s text:c="2"/>wrapper.restartS<text:span text:style-name="T5">hutdown(2000L, -1L);</text:span></text:p>
      <text:list xml:id="list28281948" text:continue-numbering="true" text:style-name="Outline">
        <text:list-item>
          <text:list>
            <text:list-item>
              <text:list>
                <text:list-item>
                  <text:list>
                    <text:list-item>
                      <text:h text:style-name="Heading_20_4" text:outline-level="4"><text:soft-page-break/>Use of the JMX wrapper's invoke() method</text:h>
                    </text:list-item>
                  </text:list>
                </text:list-item>
              </text:list>
            </text:list-item>
          </text:list>
        </text:list-item>
      </text:list>
      <text:p text:style-name="P1"><text:a xlink:type="simple" xlink:href="http://www.jppf.org/api-2.0/org/jppf/management/JMXConnectionWrapper.html#invoke(java.lang.String,%20java.lang.String,%20java.lang.Object[],%20java.lang.String[])"><text:span text:style-name="Code_20_char">JMXConnectionWrapper.invoke()</text:span></text:a> is a generic method that allows invoking any exposed method of an MBean.</text:p>
      <text:p text:style-name="P1"/>
      <text:p text:style-name="P1">Here is an example:</text:p>
      <text:p text:style-name="P1"/>
      <text:p text:style-name="Code_20_block"><text:s text:c="2"/>JMXDriverConnectionWrapper wrapper = new JMXDriverConnectionWrapper(host, port);</text:p>
      <text:p text:style-name="Code_20_block"><text:s text:c="2"/>wrapper.connectAndWait(timeout);</text:p>
      <text:p text:style-name="Code_20_block"><text:s text:c="2"/></text:p>
      <text:p text:style-name="Code_20_block"><text:s text:c="2"/><text:span text:style-name="T4">// equivalent to JPPFStats stats = wrapper.statistics();</text:span></text:p>
      <text:p text:style-name="Code_20_block"><text:s text:c="2"/>JPPFStats stats = (JPPFStats) <text:span text:style-name="T3">wrapper.invoke(</text:span></text:p>
      <text:p text:style-name="Code_20_block"><text:s text:c="4"/><text:span text:style-name="T3">JPPFAdminMBean.DRIVER_MBEAN_NAME, "statistics", (Object[]) null, (String[]) null)</text:span>;</text:p>
      <text:p text:style-name="Code_20_block"><text:s text:c="2"/>int nbNodes = stats.getNbNodes();</text:p>
      <text:p text:style-name="Code_20_block"><text:s text:c="2"/><text:span text:style-name="T4">// get the total CPU time used</text:span></text:p>
      <text:p text:style-name="P9"><text:s text:c="2"/><text:span text:style-name="T9">long cpuTime = (Long) wrapper.invoke(JPPFNodeTaskMonitorMBean.TASK_MONITOR_MBEAN_NAME,</text:span></text:p>
      <text:p text:style-name="P9"><text:s text:c="4"/>"getTotalTaskCpuTime", (Object[]) null, (String[]) null);</text:p>
      <text:list xml:id="list28257774" text:continue-numbering="true" text:style-name="Outline">
        <text:list-item>
          <text:list>
            <text:list-item>
              <text:list>
                <text:list-item>
                  <text:list>
                    <text:list-item>
                      <text:h text:style-name="Heading_20_4" text:outline-level="4">Use of an MBean proxy</text:h>
                    </text:list-item>
                  </text:list>
                </text:list-item>
              </text:list>
            </text:list-item>
          </text:list>
        </text:list-item>
      </text:list>
      <text:p text:style-name="P5">A proxy is a dynamically created object that implements an interface specified at runtime.</text:p>
      <text:p text:style-name="P5">The standard JMX API provides a way to create a proxy to a remote or local MBean. This is done as follows:</text:p>
      <text:p text:style-name="P5"/>
      <text:p text:style-name="Code_20_block"><text:s text:c="2"/>JMXDriverConnectionWrapper wrapper = new JMXDriverConnectionWrapper(host, port);</text:p>
      <text:p text:style-name="Code_20_block"><text:s text:c="2"/>wrapper.connectAndWait(timeout);</text:p>
      <text:p text:style-name="Code_20_block"><text:s text:c="2"/></text:p>
      <text:p text:style-name="Code_20_block"><text:s text:c="2"/><text:span text:style-name="T4">// create the proxy instance</text:span></text:p>
      <text:p text:style-name="Code_20_block"><text:s text:c="2"/>DriverJobManagementMBean proxy = </text:p>
      <text:p text:style-name="Code_20_block"><text:s text:c="4"/><text:span text:style-name="T3">wrapper.getProxy(JPPFAdminMBean.DRIVER_JOB_MANAGEMENT</text:span><text:span text:style-name="T7">_MBEAN_NAME</text:span><text:span text:style-name="T3">, </text:span></text:p>
      <text:p text:style-name="P20"><text:s text:c="21"/>DriverJobManagementMBean.class);</text:p>
      <text:p text:style-name="Code_20_block"><text:s text:c="2"/><text:span text:style-name="T4">// get the ids of all jobs in the server queue</text:span></text:p>
      <text:p text:style-name="Code_20_block"><text:s text:c="2"/>String jobIds = proxy.getAllJobIds();</text:p>
      <text:list xml:id="list28267318" text:continue-numbering="true" text:style-name="Outline">
        <text:list-item>
          <text:list>
            <text:list-item>
              <text:list>
                <text:list-item>
                  <text:list>
                    <text:list-item>
                      <text:h text:style-name="Heading_20_4" text:outline-level="4">Subscribing to MBean notifications</text:h>
                    </text:list-item>
                  </text:list>
                </text:list-item>
              </text:list>
            </text:list-item>
          </text:list>
        </text:list-item>
      </text:list>
      <text:p text:style-name="P5">We have seen that the task monitoring MBean represented by the <text:span text:style-name="Code_20_char">JPPFNodeTaskMonitorMBean</text:span> interface is able to emit notifications of type <text:span text:style-name="Code_20_char">TaskExecutionNotification</text:span>. There are 2 ways to subscribe to these notifications:</text:p>
      <text:p text:style-name="P5"/>
      <text:p text:style-name="P6">a. Using a proxy to the MBean</text:p>
      <text:p text:style-name="P5"/>
      <text:p text:style-name="Code_20_block"><text:s text:c="2"/>JMXDriverConnectionWrapper wrapper = new JMXNodeConnectionWrapper(host, port);</text:p>
      <text:p text:style-name="Code_20_block"><text:s text:c="2"/>wrapper.connectAndWait(timeout);</text:p>
      <text:p text:style-name="Code_20_block"><text:s text:c="2"/>DriverJobManagementMBean proxy = </text:p>
      <text:p text:style-name="P11"><text:s text:c="4"/>wrapper.getProxy(JPPFAdminMBean.DRIVER_JOB_MANAGEMENT<text:span text:style-name="T8">_MBEAN_NAME</text:span>, </text:p>
      <text:p text:style-name="P11"><text:s text:c="21"/>DriverJobManagementMBean.class);</text:p>
      <text:p text:style-name="Code_20_block"><text:s text:c="2"/><text:span text:style-name="T4">// subscribe to all notifications from the MBean</text:span></text:p>
      <text:p text:style-name="Code_20_block"><text:s text:c="2"/><text:span text:style-name="T3">proxy.addNotificationListener(myJobNotificationListener, null, null)</text:span>;</text:p>
      <text:p text:style-name="Standard"/>
      <text:p text:style-name="P3">b. Using the MBeanServerConnection API</text:p>
      <text:p text:style-name="Standard"/>
      <text:p text:style-name="Code_20_block"><text:s text:c="2"/>JMXDriverConnectionWrapper wrapper = new JMXDriverConnectionWrapper(host, port);</text:p>
      <text:p text:style-name="Code_20_block"><text:s text:c="2"/>wrapper.connectAndWait(timeout);</text:p>
      <text:p text:style-name="Code_20_block"><text:s text:c="2"/>MBeanServerConnection mbsc = wrapper.getMbeanConnection();</text:p>
      <text:p text:style-name="Code_20_block"><text:s text:c="2"/>ObjectName objectName = </text:p>
      <text:p text:style-name="Code_20_block"><text:s text:c="4"/>new ObjectName(<text:span text:style-name="T12">JPPFAdminMBean.DRIVER_JOB_MANAGEMENT</text:span><text:span text:style-name="T6">_MBEAN_NAME);</text:span></text:p>
      <text:p text:style-name="Code_20_block"><text:s text:c="2"/><text:span text:style-name="T4">// subscribe to all notifications from the MBean</text:span></text:p>
      <text:p text:style-name="Code_20_block"><text:s text:c="2"/>mbsc<text:span text:style-name="T3">.addNotificationListener(objectName, myNotificationListener, null, null)</text:span>;</text:p>
      <text:p text:style-name="P7"/>
      <text:p text:style-name="Standard"/>
      <text:p text:style-name="P12">Here is an example notification listener implementing the <text:a xlink:type="simple" xlink:href="http://java.sun.com/j2se/1.5.0/docs/api/index.html?javax/management/NotificationListener.html"><text:span text:style-name="Code_20_char">NotificationListener</text:span></text:a> interface:</text:p>
      <text:p text:style-name="Standard"/>
      <text:p text:style-name="Code_20_block"><text:s text:c="2"/><text:span text:style-name="T4">// this class prints a message each time a job is added to the server's queue</text:span></text:p>
      <text:p text:style-name="Code_20_block"><text:s text:c="2"/>public class MyJobNotificationListener implements <text:span text:style-name="T3">NotificationListener</text:span></text:p>
      <text:p text:style-name="Code_20_block"><text:s text:c="2"/>{</text:p>
      <text:p text:style-name="Code_20_block"><text:s text:c="4"/><text:span text:style-name="T4">// Handle an MBean notification</text:span></text:p>
      <text:p text:style-name="Code_20_block"><text:s text:c="4"/><text:span text:style-name="T3">public void handleNotification(Notification notification, Object handback)</text:span></text:p>
      <text:p text:style-name="Code_20_block"><text:s text:c="4"/>{</text:p>
      <text:p text:style-name="Code_20_block"><text:s text:c="6"/>JobNotification jobNotif = (JobNotification) notification;</text:p>
      <text:p text:style-name="Code_20_block"><text:s text:c="6"/>JobEventType eventType = jobNotif.getEventType();</text:p>
      <text:p text:style-name="Code_20_block"><text:s text:c="6"/><text:span text:style-name="T4">// print a message for new jobs only</text:span></text:p>
      <text:p text:style-name="Code_20_block"><text:s text:c="6"/>if (eventType.equals(JobEventType.JOB_QUEUED))</text:p>
      <text:p text:style-name="Code_20_block"><text:s text:c="6"/>{</text:p>
      <text:p text:style-name="Code_20_block"><text:s text:c="8"/>String jobId = jobNotif.getJobInformation().getJobId();</text:p>
      <text:p text:style-name="Code_20_block"><text:s text:c="8"/>System.out.println("job " + jobId + " was queued at timestamp " </text:p>
      <text:p text:style-name="Code_20_block"><text:s text:c="10"/>+ jobNotif.getTimestamp());</text:p>
      <text:p text:style-name="Code_20_block"><text:s text:c="6"/>}</text:p>
      <text:p text:style-name="Code_20_block"><text:s text:c="4"/>}</text:p>
      <text:p text:style-name="Code_20_block"><text:s text:c="2"/>};</text:p>
      <text:p text:style-name="Code_20_block"><text:s text:c="2"/></text:p>
      <text:p text:style-name="P10"><text:s text:c="2"/>NotificationListener myJobNotificationListener = new MyJobNotificationListener();</text:p>
      <text:list xml:id="list28283799" text:continue-numbering="true" text:style-name="Outline">
        <text:list-item>
          <text:list>
            <text:list-item>
              <text:list>
                <text:list-item>
                  <text:h text:style-name="Heading_20_3" text:outline-level="3">Remote logging</text:h>
                </text:list-item>
              </text:list>
            </text:list-item>
          </text:list>
        </text:list-item>
      </text:list>
      <text:p text:style-name="Standard">It is possible to receive logging messages from a driver as JMX notifications. Specific implementations are available for Log4j and JDK logging.</text:p>
      <text:p text:style-name="Standard"/>
      <text:p text:style-name="Standard">To configure Log4j to send JMX notifications, edit the log4j configuration files of the node and add the following:</text:p>
      <text:p text:style-name="Standard"/>
      <text:p text:style-name="Code_20_block"><text:s text:c="2"/><text:span text:style-name="T4">### direct messages to the JMX Logger ###</text:span></text:p>
      <text:p text:style-name="Code_20_block"><text:s text:c="2"/>log4j.appender.JMX=<text:span text:style-name="T3">org.jppf.logging.log4j.JmxAppender</text:span></text:p>
      <text:p text:style-name="Code_20_block"><text:s text:c="2"/>log4j.appender.JMX.layout=org.apache.log4j.PatternLayout</text:p>
      <text:p text:style-name="Code_20_block"><text:s text:c="2"/>log4j.appender.JMX.layout.ConversionPattern=%d [%-5p][%c.%M(%L)]: %m\n</text:p>
      <text:p text:style-name="Code_20_block"><text:s text:c="2"/><text:span text:style-name="T4">### set log levels - for more verbose logging change 'info' to 'debug' ###</text:span></text:p>
      <text:p text:style-name="Code_20_block"><text:s text:c="2"/>log4j.rootLogger=INFO, JPPF, <text:span text:style-name="T3">JMX</text:span></text:p>
      <text:p text:style-name="Standard"/>
      <text:p text:style-name="Standard">To configure the JDK logging to send JMX notifications, edit the JDK logging configuration file of the driver as follows:</text:p>
      <text:p text:style-name="Standard"/>
      <text:p text:style-name="Code_20_block"><text:s text:c="2"/><text:span text:style-name="T4"># list of handlers</text:span></text:p>
      <text:p text:style-name="Code_20_block"><text:s text:c="2"/>handlers= java.util.logging.FileHandler, <text:span text:style-name="T3">org.jppf.logging.jdk.JmxHandler</text:span></text:p>
      <text:p text:style-name="Code_20_block"><text:s text:c="2"/><text:span text:style-name="T4"># Write log messages as JMX notifications.</text:span></text:p>
      <text:p text:style-name="Code_20_block"><text:s text:c="2"/>org.jppf.logging.jdk.JmxHandler.level = FINEST</text:p>
      <text:p text:style-name="Code_20_block"><text:s text:c="2"/>org.jppf.logging.jdk.JmxHandler.formatter = org.jppf.logging.jdk.JPPFLogFormatter</text:p>
      <text:p text:style-name="Standard"/>
      <text:p text:style-name="Standard">To receive the logging notifications from a remote application, you can use the following code:</text:p>
      <text:p text:style-name="Standard"/>
      <text:p text:style-name="Code_20_block"><text:s text:c="2"/><text:span text:style-name="T4">// get a JMX connection to the node MBean server</text:span></text:p>
      <text:p text:style-name="Code_20_block"><text:s text:c="2"/>JMXDriverConnectionWrapper jmxDriver = new JMXDriverConnectionWrapper(host, port);</text:p>
      <text:p text:style-name="Code_20_block"><text:s text:c="2"/>jmxDriver.connectAndWait(5000L);</text:p>
      <text:p text:style-name="Code_20_block"><text:s text:c="2"/><text:span text:style-name="T4">// get a proxy to the MBean</text:span></text:p>
      <text:p text:style-name="Code_20_block"><text:s text:c="2"/>JmxLogger driverProxy =</text:p>
      <text:p text:style-name="Code_20_block"><text:s text:c="4"/>jmxDriver.getProxy(JmxLogger.<text:span text:style-name="T13">DEFAULT_MBEAN_NAME</text:span>, JmxLogger.class);</text:p>
      <text:p text:style-name="Code_20_block"><text:s text:c="2"/><text:span text:style-name="T4">// use a handback object so we know where the log messages come from</text:span></text:p>
      <text:p text:style-name="Code_20_block"><text:s text:c="2"/>String source = "driver " + jmxDriver.getHost() + ":" + jmxDriver.getPort();</text:p>
      <text:p text:style-name="Code_20_block"><text:s text:c="2"/><text:span text:style-name="T4">// subbscribe to all notifications from the MBean</text:span></text:p>
      <text:p text:style-name="Code_20_block"><text:s text:c="2"/>NotificationListener listener = new MyLoggingHandler();</text:p>
      <text:p text:style-name="Code_20_block"><text:s text:c="2"/>driverProxy.addNotificationListener(listener, null, source);</text:p>
      <text:p text:style-name="Code_20_block"><text:s text:c="2"/></text:p>
      <text:p text:style-name="Code_20_block"><text:s text:c="2"/><text:span text:style-name="T4">// Logging notification listener that prints remote log messages to the console</text:span></text:p>
      <text:p text:style-name="Code_20_block"><text:s text:c="2"/>public class MyLoggingHandler implements NotificationListener</text:p>
      <text:p text:style-name="Code_20_block"><text:s text:c="2"/>{</text:p>
      <text:p text:style-name="Code_20_block"><text:s text:c="4"/><text:span text:style-name="T4">// handle the logging notifications</text:span></text:p>
      <text:p text:style-name="Code_20_block"><text:s text:c="4"/>public void handleNotification(Notification notification, final Object handback)</text:p>
      <text:p text:style-name="Code_20_block"><text:s text:c="4"/>{</text:p>
      <text:p text:style-name="Code_20_block"><text:s text:c="6"/>String message = notification.getMessage();</text:p>
      <text:p text:style-name="Code_20_block"><text:s text:c="6"/>String toDisplay = handback.toString() + ": " + message;</text:p>
      <text:p text:style-name="Code_20_block"><text:s text:c="6"/>System.out.println(toDisplay);</text:p>
      <text:p text:style-name="Code_20_block"><text:s text:c="4"/>}</text:p>
      <text:p text:style-name="P10"><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editing-duration>PT40H53M38S</meta:editing-duration>
    <meta:editing-cycles>119</meta:editing-cycles>
    <meta:generator>OpenOffice.org/3.1$Win32 OpenOffice.org_project/310m11$Build-9399</meta:generator>
    <meta:creation-date>2009-10-13T17:17:32.19</meta:creation-date>
    <dc:date>2010-10-18T08:15:13.81</dc:date>
    <meta:document-statistic meta:table-count="0" meta:image-count="0" meta:object-count="0" meta:page-count="17" meta:paragraph-count="748" meta:word-count="5742" meta:character-count="41669"/>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